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language="en" fo:country="US" fo:font-weight="normal" officeooo:rsid="01493293" officeooo:paragraph-rsid="01493293" style:font-weight-asian="normal" style:font-weight-complex="normal"/>
    </style:style>
    <style:style style:name="P2" style:family="paragraph" style:parent-style-name="Standard">
      <style:paragraph-properties fo:text-align="start" style:justify-single-word="false"/>
      <style:text-properties fo:language="en" fo:country="US" fo:font-weight="normal" officeooo:rsid="014d591c" officeooo:paragraph-rsid="014d591c" style:font-weight-asian="normal" style:font-weight-complex="normal"/>
    </style:style>
    <style:style style:name="P3" style:family="paragraph" style:parent-style-name="Standard">
      <style:paragraph-properties fo:text-align="start" style:justify-single-word="false"/>
      <style:text-properties fo:language="en" fo:country="US" fo:font-weight="normal" officeooo:rsid="015edbae" officeooo:paragraph-rsid="015edbae" style:font-weight-asian="normal" style:font-weight-complex="normal"/>
    </style:style>
    <style:style style:name="P4" style:family="paragraph" style:parent-style-name="Standard">
      <style:paragraph-properties fo:text-align="start" style:justify-single-word="false"/>
      <style:text-properties fo:language="en" fo:country="US" fo:font-weight="normal" officeooo:rsid="016234a8" officeooo:paragraph-rsid="016234a8" style:font-weight-asian="normal" style:font-weight-complex="normal"/>
    </style:style>
    <style:style style:name="P5" style:family="paragraph" style:parent-style-name="Standard">
      <style:paragraph-properties fo:text-align="start" style:justify-single-word="false"/>
      <style:text-properties fo:language="en" fo:country="US" fo:font-weight="normal" officeooo:rsid="0164bdd9" officeooo:paragraph-rsid="0164bdd9" style:font-weight-asian="normal" style:font-weight-complex="normal"/>
    </style:style>
    <style:style style:name="P6" style:family="paragraph" style:parent-style-name="Standard">
      <style:paragraph-properties fo:text-align="start" style:justify-single-word="false"/>
      <style:text-properties fo:language="en" fo:country="US" fo:font-weight="normal" officeooo:rsid="01687d76" officeooo:paragraph-rsid="01687d76" style:font-weight-asian="normal" style:font-weight-complex="normal"/>
    </style:style>
    <style:style style:name="P7" style:family="paragraph" style:parent-style-name="Standard">
      <style:paragraph-properties fo:text-align="start" style:justify-single-word="false"/>
      <style:text-properties fo:language="en" fo:country="US" fo:font-weight="normal" officeooo:rsid="016b4a14" officeooo:paragraph-rsid="016b4a14" style:font-weight-asian="normal" style:font-weight-complex="normal"/>
    </style:style>
    <style:style style:name="P8" style:family="paragraph" style:parent-style-name="Standard">
      <style:paragraph-properties fo:text-align="start" style:justify-single-word="false"/>
      <style:text-properties fo:language="en" fo:country="US" fo:font-weight="normal" officeooo:rsid="0192eb40" officeooo:paragraph-rsid="0192eb40" style:font-weight-asian="normal" style:font-weight-complex="normal"/>
    </style:style>
    <style:style style:name="P9" style:family="paragraph" style:parent-style-name="Standard">
      <style:paragraph-properties fo:text-align="start" style:justify-single-word="false"/>
      <style:text-properties fo:language="en" fo:country="US" fo:font-weight="normal" officeooo:rsid="02a44fdd" officeooo:paragraph-rsid="02a6e5e3" style:font-weight-asian="normal" style:font-weight-complex="normal"/>
    </style:style>
    <style:style style:name="P10" style:family="paragraph" style:parent-style-name="Standard">
      <style:paragraph-properties fo:text-align="start" style:justify-single-word="false"/>
      <style:text-properties fo:language="en" fo:country="US" fo:font-weight="normal" officeooo:rsid="0149217e" officeooo:paragraph-rsid="0149217e"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34344e4" officeooo:paragraph-rsid="034344e4" style:font-weight-asian="normal" style:font-weight-complex="normal"/>
    </style:style>
    <style:style style:name="P12" style:family="paragraph" style:parent-style-name="Standard">
      <style:paragraph-properties fo:text-align="start" style:justify-single-word="false"/>
      <style:text-properties fo:language="en" fo:country="US" fo:font-weight="bold" officeooo:rsid="015edbae" officeooo:paragraph-rsid="015edbae" style:font-weight-asian="bold" style:font-weight-complex="bold"/>
    </style:style>
    <style:style style:name="P13" style:family="paragraph" style:parent-style-name="Standard">
      <style:paragraph-properties fo:text-align="start" style:justify-single-word="false"/>
      <style:text-properties fo:language="de" fo:country="DE" fo:font-weight="bold" officeooo:rsid="00b65d16" officeooo:paragraph-rsid="00b65d16" style:font-weight-asian="bold" style:font-weight-complex="bold"/>
    </style:style>
    <style:style style:name="P14" style:family="paragraph" style:parent-style-name="Standard">
      <style:paragraph-properties fo:text-align="start" style:justify-single-word="false"/>
      <style:text-properties fo:language="de" fo:country="DE" fo:font-weight="bold" officeooo:rsid="00d3a643" officeooo:paragraph-rsid="00d3a643" style:font-weight-asian="bold" style:font-weight-complex="bold"/>
    </style:style>
    <style:style style:name="P15" style:family="paragraph" style:parent-style-name="Standard">
      <style:paragraph-properties fo:text-align="start" style:justify-single-word="false"/>
      <style:text-properties fo:language="de" fo:country="DE" fo:font-weight="bold" officeooo:rsid="00d4a4b2" officeooo:paragraph-rsid="00d4a4b2" style:font-weight-asian="bold" style:font-weight-complex="bold"/>
    </style:style>
    <style:style style:name="P16" style:family="paragraph" style:parent-style-name="Standard">
      <style:paragraph-properties fo:text-align="start" style:justify-single-word="false"/>
      <style:text-properties fo:language="de" fo:country="DE" fo:font-weight="bold" officeooo:rsid="00e77bc0" officeooo:paragraph-rsid="00e77bc0" style:font-weight-asian="bold" style:font-weight-complex="bold"/>
    </style:style>
    <style:style style:name="P17" style:family="paragraph" style:parent-style-name="Standard">
      <style:paragraph-properties fo:text-align="start" style:justify-single-word="false"/>
      <style:text-properties fo:language="de" fo:country="DE" fo:font-weight="bold" officeooo:rsid="00f60f87" officeooo:paragraph-rsid="00f60f87" style:font-weight-asian="bold" style:font-weight-complex="bold"/>
    </style:style>
    <style:style style:name="P18" style:family="paragraph" style:parent-style-name="Standard">
      <style:paragraph-properties fo:text-align="start" style:justify-single-word="false"/>
      <style:text-properties fo:language="de" fo:country="DE" fo:font-weight="bold" officeooo:rsid="00fa0393" officeooo:paragraph-rsid="00fa0393" style:font-weight-asian="bold" style:font-weight-complex="bold"/>
    </style:style>
    <style:style style:name="P19" style:family="paragraph" style:parent-style-name="Standard">
      <style:paragraph-properties fo:text-align="start" style:justify-single-word="false"/>
      <style:text-properties fo:language="de" fo:country="DE" fo:font-weight="bold" officeooo:rsid="00fa0393" officeooo:paragraph-rsid="0111e00b" style:font-weight-asian="bold" style:font-weight-complex="bold"/>
    </style:style>
    <style:style style:name="P20" style:family="paragraph" style:parent-style-name="Standard">
      <style:paragraph-properties fo:text-align="start" style:justify-single-word="false"/>
      <style:text-properties fo:language="de" fo:country="DE" fo:font-weight="bold" officeooo:rsid="010426a3" officeooo:paragraph-rsid="010426a3" style:font-weight-asian="bold" style:font-weight-complex="bold"/>
    </style:style>
    <style:style style:name="P21" style:family="paragraph" style:parent-style-name="Standard">
      <style:paragraph-properties fo:text-align="start" style:justify-single-word="false"/>
      <style:text-properties fo:language="de" fo:country="DE" fo:font-weight="bold" officeooo:rsid="010426a3" officeooo:paragraph-rsid="01648dce" style:font-weight-asian="bold" style:font-weight-complex="bold"/>
    </style:style>
    <style:style style:name="P22" style:family="paragraph" style:parent-style-name="Standard">
      <style:paragraph-properties fo:text-align="start" style:justify-single-word="false"/>
      <style:text-properties fo:language="de" fo:country="DE" fo:font-weight="bold" officeooo:rsid="015b9ad1" officeooo:paragraph-rsid="015b9ad1" style:font-weight-asian="bold" style:font-weight-complex="bold"/>
    </style:style>
    <style:style style:name="P23" style:family="paragraph" style:parent-style-name="Standard">
      <style:paragraph-properties fo:text-align="start" style:justify-single-word="false"/>
      <style:text-properties fo:language="de" fo:country="DE" fo:font-weight="bold" officeooo:rsid="018c4e52" officeooo:paragraph-rsid="018c4e52" style:font-weight-asian="bold" style:font-weight-complex="bold"/>
    </style:style>
    <style:style style:name="P24" style:family="paragraph" style:parent-style-name="Standard">
      <style:paragraph-properties fo:text-align="start" style:justify-single-word="false"/>
      <style:text-properties fo:language="de" fo:country="DE" fo:font-weight="bold" officeooo:rsid="015edbae" officeooo:paragraph-rsid="015edbae" style:font-weight-asian="bold" style:font-weight-complex="bold"/>
    </style:style>
    <style:style style:name="P25" style:family="paragraph" style:parent-style-name="Standard">
      <style:paragraph-properties fo:text-align="start" style:justify-single-word="false"/>
      <style:text-properties fo:language="de" fo:country="DE" fo:font-weight="bold" officeooo:rsid="02197fd5" officeooo:paragraph-rsid="02197fd5" style:font-weight-asian="bold" style:font-weight-complex="bold"/>
    </style:style>
    <style:style style:name="P26" style:family="paragraph" style:parent-style-name="Standard">
      <style:paragraph-properties fo:text-align="start" style:justify-single-word="false"/>
      <style:text-properties fo:language="de" fo:country="DE" fo:font-weight="bold" officeooo:rsid="00b7fbc5" officeooo:paragraph-rsid="00b7fbc5" style:font-weight-asian="bold" style:font-weight-complex="bold"/>
    </style:style>
    <style:style style:name="P27" style:family="paragraph" style:parent-style-name="Standard">
      <style:paragraph-properties fo:text-align="start" style:justify-single-word="false"/>
      <style:text-properties fo:language="de" fo:country="DE" fo:font-weight="bold" officeooo:rsid="0111e00b" officeooo:paragraph-rsid="0111e00b" style:font-weight-asian="bold" style:font-weight-complex="bold"/>
    </style:style>
    <style:style style:name="P28" style:family="paragraph" style:parent-style-name="Standard">
      <style:paragraph-properties fo:text-align="start" style:justify-single-word="false"/>
      <style:text-properties fo:language="de" fo:country="DE" fo:font-weight="normal" officeooo:rsid="0013e5f4" officeooo:paragraph-rsid="0013e5f4" style:font-weight-asian="normal" style:font-weight-complex="normal"/>
    </style:style>
    <style:style style:name="P29" style:family="paragraph" style:parent-style-name="Standard">
      <style:paragraph-properties fo:text-align="start" style:justify-single-word="false"/>
      <style:text-properties fo:language="de" fo:country="DE" fo:font-weight="normal" officeooo:rsid="0013e5f4" officeooo:paragraph-rsid="001b592b" style:font-weight-asian="normal" style:font-weight-complex="normal"/>
    </style:style>
    <style:style style:name="P30" style:family="paragraph" style:parent-style-name="Standard">
      <style:paragraph-properties fo:text-align="start" style:justify-single-word="false"/>
      <style:text-properties fo:language="de" fo:country="DE" fo:font-weight="normal" officeooo:rsid="0013e5f4" officeooo:paragraph-rsid="0022f17e" style:font-weight-asian="normal" style:font-weight-complex="normal"/>
    </style:style>
    <style:style style:name="P31" style:family="paragraph" style:parent-style-name="Standard">
      <style:paragraph-properties fo:text-align="start" style:justify-single-word="false"/>
      <style:text-properties fo:language="de" fo:country="DE" fo:font-weight="normal" officeooo:rsid="0013e5f4" officeooo:paragraph-rsid="002b07a3" style:font-weight-asian="normal" style:font-weight-complex="normal"/>
    </style:style>
    <style:style style:name="P32" style:family="paragraph" style:parent-style-name="Standard">
      <style:paragraph-properties fo:text-align="start" style:justify-single-word="false"/>
      <style:text-properties fo:language="de" fo:country="DE" fo:font-weight="normal" officeooo:rsid="0013e5f4" officeooo:paragraph-rsid="030f8788" style:font-weight-asian="normal" style:font-weight-complex="normal"/>
    </style:style>
    <style:style style:name="P33" style:family="paragraph" style:parent-style-name="Standard">
      <style:paragraph-properties fo:text-align="start" style:justify-single-word="false"/>
      <style:text-properties fo:language="de" fo:country="DE" fo:font-weight="normal" officeooo:rsid="002378d1" officeooo:paragraph-rsid="002378d1" style:font-weight-asian="normal" style:font-weight-complex="normal"/>
    </style:style>
    <style:style style:name="P34" style:family="paragraph" style:parent-style-name="Standard">
      <style:paragraph-properties fo:text-align="start" style:justify-single-word="false"/>
      <style:text-properties fo:language="de" fo:country="DE" fo:font-weight="normal" officeooo:rsid="00294779" officeooo:paragraph-rsid="00294779" style:font-weight-asian="normal" style:font-weight-complex="normal"/>
    </style:style>
    <style:style style:name="P35" style:family="paragraph" style:parent-style-name="Standard">
      <style:paragraph-properties fo:text-align="start" style:justify-single-word="false"/>
      <style:text-properties fo:language="de" fo:country="DE" fo:font-weight="normal" officeooo:rsid="002f2348" officeooo:paragraph-rsid="003bbfc3" style:font-weight-asian="normal" style:font-weight-complex="normal"/>
    </style:style>
    <style:style style:name="P36" style:family="paragraph" style:parent-style-name="Standard">
      <style:paragraph-properties fo:text-align="start" style:justify-single-word="false"/>
      <style:text-properties fo:language="de" fo:country="DE" fo:font-weight="normal" officeooo:rsid="002f2348" officeooo:paragraph-rsid="003cebe4" style:font-weight-asian="normal" style:font-weight-complex="normal"/>
    </style:style>
    <style:style style:name="P37" style:family="paragraph" style:parent-style-name="Standard">
      <style:paragraph-properties fo:text-align="start" style:justify-single-word="false"/>
      <style:text-properties fo:language="de" fo:country="DE" fo:font-weight="normal" officeooo:rsid="002f2348" officeooo:paragraph-rsid="00709f6b" style:font-weight-asian="normal" style:font-weight-complex="normal"/>
    </style:style>
    <style:style style:name="P38" style:family="paragraph" style:parent-style-name="Standard">
      <style:paragraph-properties fo:text-align="start" style:justify-single-word="false"/>
      <style:text-properties fo:language="de" fo:country="DE" fo:font-weight="normal" officeooo:rsid="00548ba9" officeooo:paragraph-rsid="00548ba9" style:font-weight-asian="normal" style:font-weight-complex="normal"/>
    </style:style>
    <style:style style:name="P39" style:family="paragraph" style:parent-style-name="Standard">
      <style:paragraph-properties fo:text-align="start" style:justify-single-word="false"/>
      <style:text-properties fo:language="de" fo:country="DE" fo:font-weight="normal" officeooo:rsid="00548ba9" officeooo:paragraph-rsid="0055b473" style:font-weight-asian="normal" style:font-weight-complex="normal"/>
    </style:style>
    <style:style style:name="P40" style:family="paragraph" style:parent-style-name="Standard">
      <style:paragraph-properties fo:text-align="start" style:justify-single-word="false"/>
      <style:text-properties fo:language="de" fo:country="DE" fo:font-weight="normal" officeooo:rsid="00574792" officeooo:paragraph-rsid="00574792" style:font-weight-asian="normal" style:font-weight-complex="normal"/>
    </style:style>
    <style:style style:name="P41" style:family="paragraph" style:parent-style-name="Standard">
      <style:paragraph-properties fo:text-align="start" style:justify-single-word="false"/>
      <style:text-properties fo:language="de" fo:country="DE" fo:font-weight="normal" officeooo:rsid="00574792" officeooo:paragraph-rsid="00806a81" style:font-weight-asian="normal" style:font-weight-complex="normal"/>
    </style:style>
    <style:style style:name="P42" style:family="paragraph" style:parent-style-name="Standard">
      <style:paragraph-properties fo:text-align="start" style:justify-single-word="false"/>
      <style:text-properties fo:language="de" fo:country="DE" fo:font-weight="normal" officeooo:rsid="00574792" officeooo:paragraph-rsid="031df2f8" style:font-weight-asian="normal" style:font-weight-complex="normal"/>
    </style:style>
    <style:style style:name="P43" style:family="paragraph" style:parent-style-name="Standard">
      <style:paragraph-properties fo:text-align="start" style:justify-single-word="false"/>
      <style:text-properties fo:language="de" fo:country="DE" fo:font-weight="normal" officeooo:rsid="0059f7a2" officeooo:paragraph-rsid="0059f7a2" style:font-weight-asian="normal" style:font-weight-complex="normal"/>
    </style:style>
    <style:style style:name="P44" style:family="paragraph" style:parent-style-name="Standard">
      <style:paragraph-properties fo:text-align="start" style:justify-single-word="false"/>
      <style:text-properties fo:language="de" fo:country="DE" fo:font-weight="normal" officeooo:rsid="0059f7a2" officeooo:paragraph-rsid="0059f9ed" style:font-weight-asian="normal" style:font-weight-complex="normal"/>
    </style:style>
    <style:style style:name="P45" style:family="paragraph" style:parent-style-name="Standard">
      <style:paragraph-properties fo:text-align="start" style:justify-single-word="false"/>
      <style:text-properties fo:language="de" fo:country="DE" fo:font-weight="normal" officeooo:rsid="0076e604" officeooo:paragraph-rsid="0076e604" style:font-weight-asian="normal" style:font-weight-complex="normal"/>
    </style:style>
    <style:style style:name="P46" style:family="paragraph" style:parent-style-name="Standard">
      <style:paragraph-properties fo:text-align="start" style:justify-single-word="false"/>
      <style:text-properties fo:language="de" fo:country="DE" fo:font-weight="normal" officeooo:rsid="007c2d1c" officeooo:paragraph-rsid="007c2d1c" style:font-weight-asian="normal" style:font-weight-complex="normal"/>
    </style:style>
    <style:style style:name="P47" style:family="paragraph" style:parent-style-name="Standard">
      <style:paragraph-properties fo:text-align="start" style:justify-single-word="false"/>
      <style:text-properties fo:language="de" fo:country="DE" fo:font-weight="normal" officeooo:rsid="007c2d1c" officeooo:paragraph-rsid="007d4b85" style:font-weight-asian="normal" style:font-weight-complex="normal"/>
    </style:style>
    <style:style style:name="P48" style:family="paragraph" style:parent-style-name="Standard">
      <style:paragraph-properties fo:text-align="start" style:justify-single-word="false"/>
      <style:text-properties fo:language="de" fo:country="DE" fo:font-weight="normal" officeooo:rsid="00a473ba" officeooo:paragraph-rsid="00a473ba" style:font-weight-asian="normal" style:font-weight-complex="normal"/>
    </style:style>
    <style:style style:name="P49" style:family="paragraph" style:parent-style-name="Standard">
      <style:paragraph-properties fo:text-align="start" style:justify-single-word="false"/>
      <style:text-properties fo:language="de" fo:country="DE" fo:font-weight="normal" officeooo:rsid="00a51ab2" officeooo:paragraph-rsid="00a51ab2" style:font-weight-asian="normal" style:font-weight-complex="normal"/>
    </style:style>
    <style:style style:name="P50" style:family="paragraph" style:parent-style-name="Standard">
      <style:paragraph-properties fo:text-align="start" style:justify-single-word="false"/>
      <style:text-properties fo:language="de" fo:country="DE" fo:font-weight="normal" officeooo:rsid="00a744ab" officeooo:paragraph-rsid="00a744ab" style:font-weight-asian="normal" style:font-weight-complex="normal"/>
    </style:style>
    <style:style style:name="P51" style:family="paragraph" style:parent-style-name="Standard">
      <style:paragraph-properties fo:text-align="start" style:justify-single-word="false"/>
      <style:text-properties fo:language="de" fo:country="DE" fo:font-weight="normal" officeooo:rsid="00b4ec54" officeooo:paragraph-rsid="00bee4ea" style:font-weight-asian="normal" style:font-weight-complex="normal"/>
    </style:style>
    <style:style style:name="P52" style:family="paragraph" style:parent-style-name="Standard">
      <style:paragraph-properties fo:text-align="start" style:justify-single-word="false"/>
      <style:text-properties fo:language="de" fo:country="DE" fo:font-weight="normal" officeooo:rsid="00b7fbc5" officeooo:paragraph-rsid="00b7fbc5" style:font-weight-asian="normal" style:font-weight-complex="normal"/>
    </style:style>
    <style:style style:name="P53" style:family="paragraph" style:parent-style-name="Standard">
      <style:paragraph-properties fo:text-align="start" style:justify-single-word="false"/>
      <style:text-properties fo:language="de" fo:country="DE" fo:font-weight="normal" officeooo:rsid="00bbb002" officeooo:paragraph-rsid="00ca3b4b" style:font-weight-asian="normal" style:font-weight-complex="normal"/>
    </style:style>
    <style:style style:name="P54" style:family="paragraph" style:parent-style-name="Standard">
      <style:paragraph-properties fo:text-align="start" style:justify-single-word="false"/>
      <style:text-properties fo:language="de" fo:country="DE" fo:font-weight="normal" officeooo:rsid="00bbb002" officeooo:paragraph-rsid="0310c37f" style:font-weight-asian="normal" style:font-weight-complex="normal"/>
    </style:style>
    <style:style style:name="P55" style:family="paragraph" style:parent-style-name="Standard">
      <style:paragraph-properties fo:text-align="start" style:justify-single-word="false"/>
      <style:text-properties fo:language="de" fo:country="DE" fo:font-weight="normal" officeooo:rsid="00bbb002" officeooo:paragraph-rsid="0325db29" style:font-weight-asian="normal" style:font-weight-complex="normal"/>
    </style:style>
    <style:style style:name="P56" style:family="paragraph" style:parent-style-name="Standard">
      <style:paragraph-properties fo:text-align="start" style:justify-single-word="false"/>
      <style:text-properties fo:language="de" fo:country="DE" fo:font-weight="normal" officeooo:rsid="00d1e99e" officeooo:paragraph-rsid="00d1e99e" style:font-weight-asian="normal" style:font-weight-complex="normal"/>
    </style:style>
    <style:style style:name="P57" style:family="paragraph" style:parent-style-name="Standard">
      <style:paragraph-properties fo:text-align="start" style:justify-single-word="false"/>
      <style:text-properties fo:language="de" fo:country="DE" fo:font-weight="normal" officeooo:rsid="00dafe54" officeooo:paragraph-rsid="017d0e3b" style:font-weight-asian="normal" style:font-weight-complex="normal"/>
    </style:style>
    <style:style style:name="P58" style:family="paragraph" style:parent-style-name="Standard">
      <style:paragraph-properties fo:text-align="start" style:justify-single-word="false"/>
      <style:text-properties fo:language="de" fo:country="DE" fo:font-weight="normal" officeooo:rsid="00e4dff9" officeooo:paragraph-rsid="00e4dff9" style:font-weight-asian="normal" style:font-weight-complex="normal"/>
    </style:style>
    <style:style style:name="P59" style:family="paragraph" style:parent-style-name="Standard">
      <style:paragraph-properties fo:text-align="start" style:justify-single-word="false"/>
      <style:text-properties fo:language="de" fo:country="DE" fo:font-weight="normal" officeooo:rsid="00e9ecdb" officeooo:paragraph-rsid="00e9ecdb" style:font-weight-asian="normal" style:font-weight-complex="normal"/>
    </style:style>
    <style:style style:name="P60" style:family="paragraph" style:parent-style-name="Standard">
      <style:paragraph-properties fo:text-align="start" style:justify-single-word="false"/>
      <style:text-properties fo:language="de" fo:country="DE" fo:font-weight="normal" officeooo:rsid="00eec12f" officeooo:paragraph-rsid="00f00528" style:font-weight-asian="normal" style:font-weight-complex="normal"/>
    </style:style>
    <style:style style:name="P61" style:family="paragraph" style:parent-style-name="Standard">
      <style:paragraph-properties fo:text-align="start" style:justify-single-word="false"/>
      <style:text-properties fo:language="de" fo:country="DE" fo:font-weight="normal" officeooo:rsid="00f79503" officeooo:paragraph-rsid="00f79503" style:font-weight-asian="normal" style:font-weight-complex="normal"/>
    </style:style>
    <style:style style:name="P62" style:family="paragraph" style:parent-style-name="Standard">
      <style:paragraph-properties fo:text-align="start" style:justify-single-word="false"/>
      <style:text-properties fo:language="de" fo:country="DE" fo:font-weight="normal" officeooo:rsid="00fa0393" officeooo:paragraph-rsid="00fa0393" style:font-weight-asian="normal" style:font-weight-complex="normal"/>
    </style:style>
    <style:style style:name="P63" style:family="paragraph" style:parent-style-name="Standard">
      <style:paragraph-properties fo:text-align="start" style:justify-single-word="false"/>
      <style:text-properties fo:language="de" fo:country="DE" fo:font-weight="normal" officeooo:rsid="010101aa" officeooo:paragraph-rsid="01024800" style:font-weight-asian="normal" style:font-weight-complex="normal"/>
    </style:style>
    <style:style style:name="P64" style:family="paragraph" style:parent-style-name="Standard">
      <style:paragraph-properties fo:text-align="start" style:justify-single-word="false"/>
      <style:text-properties fo:language="de" fo:country="DE" fo:font-weight="normal" officeooo:rsid="010101aa" officeooo:paragraph-rsid="011470ca" style:font-weight-asian="normal" style:font-weight-complex="normal"/>
    </style:style>
    <style:style style:name="P65" style:family="paragraph" style:parent-style-name="Standard">
      <style:paragraph-properties fo:text-align="start" style:justify-single-word="false"/>
      <style:text-properties fo:language="de" fo:country="DE" fo:font-weight="normal" officeooo:rsid="010101aa" officeooo:paragraph-rsid="034e4bcf" style:font-weight-asian="normal" style:font-weight-complex="normal"/>
    </style:style>
    <style:style style:name="P66" style:family="paragraph" style:parent-style-name="Standard">
      <style:paragraph-properties fo:text-align="start" style:justify-single-word="false"/>
      <style:text-properties fo:language="de" fo:country="DE" fo:font-weight="normal" officeooo:rsid="0111e00b" officeooo:paragraph-rsid="0111e00b" style:font-weight-asian="normal" style:font-weight-complex="normal"/>
    </style:style>
    <style:style style:name="P67" style:family="paragraph" style:parent-style-name="Standard">
      <style:paragraph-properties fo:text-align="start" style:justify-single-word="false"/>
      <style:text-properties fo:language="de" fo:country="DE" fo:font-weight="normal" officeooo:rsid="0111f5ad" officeooo:paragraph-rsid="0111f5ad" style:font-weight-asian="normal" style:font-weight-complex="normal"/>
    </style:style>
    <style:style style:name="P68" style:family="paragraph" style:parent-style-name="Standard">
      <style:paragraph-properties fo:text-align="start" style:justify-single-word="false"/>
      <style:text-properties fo:language="de" fo:country="DE" fo:font-weight="normal" officeooo:rsid="011309ce" officeooo:paragraph-rsid="011309ce" style:font-weight-asian="normal" style:font-weight-complex="normal"/>
    </style:style>
    <style:style style:name="P69" style:family="paragraph" style:parent-style-name="Standard">
      <style:paragraph-properties fo:text-align="start" style:justify-single-word="false"/>
      <style:text-properties fo:language="de" fo:country="DE" fo:font-weight="normal" officeooo:rsid="011309ce" officeooo:paragraph-rsid="033ace00" style:font-weight-asian="normal" style:font-weight-complex="normal"/>
    </style:style>
    <style:style style:name="P70" style:family="paragraph" style:parent-style-name="Standard">
      <style:paragraph-properties fo:text-align="start" style:justify-single-word="false"/>
      <style:text-properties fo:language="de" fo:country="DE" fo:font-weight="normal" officeooo:rsid="0135b279" officeooo:paragraph-rsid="0135b279" style:font-weight-asian="normal" style:font-weight-complex="normal"/>
    </style:style>
    <style:style style:name="P71" style:family="paragraph" style:parent-style-name="Standard">
      <style:paragraph-properties fo:text-align="start" style:justify-single-word="false"/>
      <style:text-properties fo:language="de" fo:country="DE" fo:font-weight="normal" officeooo:rsid="0137677a" officeooo:paragraph-rsid="0137677a" style:font-weight-asian="normal" style:font-weight-complex="normal"/>
    </style:style>
    <style:style style:name="P72" style:family="paragraph" style:parent-style-name="Standard">
      <style:paragraph-properties fo:text-align="start" style:justify-single-word="false"/>
      <style:text-properties fo:language="de" fo:country="DE" fo:font-weight="normal" officeooo:rsid="0140ef15" officeooo:paragraph-rsid="0140ef15" style:font-weight-asian="normal" style:font-weight-complex="normal"/>
    </style:style>
    <style:style style:name="P73" style:family="paragraph" style:parent-style-name="Standard">
      <style:paragraph-properties fo:text-align="start" style:justify-single-word="false"/>
      <style:text-properties fo:language="de" fo:country="DE" fo:font-weight="normal" officeooo:rsid="015a1aca" officeooo:paragraph-rsid="015a1aca" style:font-weight-asian="normal" style:font-weight-complex="normal"/>
    </style:style>
    <style:style style:name="P74" style:family="paragraph" style:parent-style-name="Standard">
      <style:paragraph-properties fo:text-align="start" style:justify-single-word="false"/>
      <style:text-properties fo:language="de" fo:country="DE" fo:font-weight="normal" officeooo:rsid="015b9ad1" officeooo:paragraph-rsid="015b9ad1" style:font-weight-asian="normal" style:font-weight-complex="normal"/>
    </style:style>
    <style:style style:name="P75" style:family="paragraph" style:parent-style-name="Standard">
      <style:paragraph-properties fo:text-align="start" style:justify-single-word="false"/>
      <style:text-properties fo:language="de" fo:country="DE" fo:font-weight="normal" officeooo:rsid="0183a6ab" officeooo:paragraph-rsid="0183a6ab" style:font-weight-asian="normal" style:font-weight-complex="normal"/>
    </style:style>
    <style:style style:name="P76" style:family="paragraph" style:parent-style-name="Standard">
      <style:paragraph-properties fo:text-align="start" style:justify-single-word="false"/>
      <style:text-properties fo:language="de" fo:country="DE" fo:font-weight="normal" officeooo:rsid="0187ab36" officeooo:paragraph-rsid="0187ab36" style:font-weight-asian="normal" style:font-weight-complex="normal"/>
    </style:style>
    <style:style style:name="P77" style:family="paragraph" style:parent-style-name="Standard">
      <style:paragraph-properties fo:text-align="start" style:justify-single-word="false"/>
      <style:text-properties fo:language="de" fo:country="DE" fo:font-weight="normal" officeooo:rsid="0189f86f" officeooo:paragraph-rsid="0189f86f" style:font-weight-asian="normal" style:font-weight-complex="normal"/>
    </style:style>
    <style:style style:name="P78" style:family="paragraph" style:parent-style-name="Standard">
      <style:paragraph-properties fo:text-align="start" style:justify-single-word="false"/>
      <style:text-properties fo:language="de" fo:country="DE" fo:font-weight="normal" officeooo:rsid="018e4fe1" officeooo:paragraph-rsid="018e4fe1" style:font-weight-asian="normal" style:font-weight-complex="normal"/>
    </style:style>
    <style:style style:name="P79" style:family="paragraph" style:parent-style-name="Standard">
      <style:paragraph-properties fo:text-align="start" style:justify-single-word="false"/>
      <style:text-properties fo:language="de" fo:country="DE" fo:font-weight="normal" officeooo:rsid="018f991f" officeooo:paragraph-rsid="018f991f" style:font-weight-asian="normal" style:font-weight-complex="normal"/>
    </style:style>
    <style:style style:name="P80" style:family="paragraph" style:parent-style-name="Standard">
      <style:paragraph-properties fo:text-align="start" style:justify-single-word="false"/>
      <style:text-properties fo:language="de" fo:country="DE" fo:font-weight="normal" officeooo:rsid="0190c10e" officeooo:paragraph-rsid="0190c10e" style:font-weight-asian="normal" style:font-weight-complex="normal"/>
    </style:style>
    <style:style style:name="P81" style:family="paragraph" style:parent-style-name="Standard">
      <style:paragraph-properties fo:text-align="start" style:justify-single-word="false"/>
      <style:text-properties fo:language="de" fo:country="DE" fo:font-weight="normal" officeooo:rsid="019e4180" officeooo:paragraph-rsid="01aec212" style:font-weight-asian="normal" style:font-weight-complex="normal"/>
    </style:style>
    <style:style style:name="P82" style:family="paragraph" style:parent-style-name="Standard">
      <style:paragraph-properties fo:text-align="start" style:justify-single-word="false"/>
      <style:text-properties fo:language="de" fo:country="DE" fo:font-weight="normal" officeooo:rsid="014aea07" officeooo:paragraph-rsid="014aea07" style:font-weight-asian="normal" style:font-weight-complex="normal"/>
    </style:style>
    <style:style style:name="P83" style:family="paragraph" style:parent-style-name="Standard">
      <style:paragraph-properties fo:text-align="start" style:justify-single-word="false"/>
      <style:text-properties fo:language="de" fo:country="DE" fo:font-weight="normal" officeooo:rsid="016314b5" officeooo:paragraph-rsid="016314b5" style:font-weight-asian="normal" style:font-weight-complex="normal"/>
    </style:style>
    <style:style style:name="P84" style:family="paragraph" style:parent-style-name="Standard">
      <style:paragraph-properties fo:text-align="start" style:justify-single-word="false"/>
      <style:text-properties fo:language="de" fo:country="DE" fo:font-weight="normal" officeooo:rsid="016234a8" officeooo:paragraph-rsid="016234a8" style:font-weight-asian="normal" style:font-weight-complex="normal"/>
    </style:style>
    <style:style style:name="P85" style:family="paragraph" style:parent-style-name="Standard">
      <style:paragraph-properties fo:text-align="start" style:justify-single-word="false"/>
      <style:text-properties fo:language="de" fo:country="DE" fo:font-weight="normal" officeooo:rsid="01701c06" officeooo:paragraph-rsid="01701c06" style:font-weight-asian="normal" style:font-weight-complex="normal"/>
    </style:style>
    <style:style style:name="P86" style:family="paragraph" style:parent-style-name="Standard">
      <style:paragraph-properties fo:text-align="start" style:justify-single-word="false"/>
      <style:text-properties fo:language="de" fo:country="DE" fo:font-weight="normal" officeooo:rsid="01b1625d" officeooo:paragraph-rsid="01b1625d" style:font-weight-asian="normal" style:font-weight-complex="normal"/>
    </style:style>
    <style:style style:name="P87" style:family="paragraph" style:parent-style-name="Standard">
      <style:paragraph-properties fo:text-align="start" style:justify-single-word="false"/>
      <style:text-properties fo:language="de" fo:country="DE" fo:font-weight="normal" officeooo:rsid="01b1625d" officeooo:paragraph-rsid="025a2a6f" style:font-weight-asian="normal" style:font-weight-complex="normal"/>
    </style:style>
    <style:style style:name="P88" style:family="paragraph" style:parent-style-name="Standard">
      <style:paragraph-properties fo:text-align="start" style:justify-single-word="false"/>
      <style:text-properties fo:language="de" fo:country="DE" fo:font-weight="normal" officeooo:rsid="01b4dd54" officeooo:paragraph-rsid="025a2a6f" style:font-weight-asian="normal" style:font-weight-complex="normal"/>
    </style:style>
    <style:style style:name="P89" style:family="paragraph" style:parent-style-name="Standard">
      <style:paragraph-properties fo:text-align="start" style:justify-single-word="false"/>
      <style:text-properties fo:language="de" fo:country="DE" fo:font-weight="normal" officeooo:rsid="01bf54ee" officeooo:paragraph-rsid="025a2a6f" style:font-weight-asian="normal" style:font-weight-complex="normal"/>
    </style:style>
    <style:style style:name="P90" style:family="paragraph" style:parent-style-name="Standard">
      <style:paragraph-properties fo:text-align="start" style:justify-single-word="false"/>
      <style:text-properties fo:language="de" fo:country="DE" fo:font-weight="normal" officeooo:rsid="01c125b6" officeooo:paragraph-rsid="025a2a6f" style:font-weight-asian="normal" style:font-weight-complex="normal"/>
    </style:style>
    <style:style style:name="P91" style:family="paragraph" style:parent-style-name="Standard">
      <style:paragraph-properties fo:text-align="start" style:justify-single-word="false"/>
      <style:text-properties fo:language="de" fo:country="DE" fo:font-weight="normal" officeooo:rsid="0180bb6a" officeooo:paragraph-rsid="0180bb6a" style:font-weight-asian="normal" style:font-weight-complex="normal"/>
    </style:style>
    <style:style style:name="P92" style:family="paragraph" style:parent-style-name="Standard">
      <style:paragraph-properties fo:text-align="start" style:justify-single-word="false"/>
      <style:text-properties fo:language="de" fo:country="DE" fo:font-weight="normal" officeooo:rsid="01cf6a76" officeooo:paragraph-rsid="01cf6a76" style:font-weight-asian="normal" style:font-weight-complex="normal"/>
    </style:style>
    <style:style style:name="P93" style:family="paragraph" style:parent-style-name="Standard">
      <style:paragraph-properties fo:text-align="start" style:justify-single-word="false"/>
      <style:text-properties fo:language="de" fo:country="DE" fo:font-weight="normal" officeooo:rsid="01cf6a76" officeooo:paragraph-rsid="01d02fd3" style:font-weight-asian="normal" style:font-weight-complex="normal"/>
    </style:style>
    <style:style style:name="P94" style:family="paragraph" style:parent-style-name="Standard">
      <style:paragraph-properties fo:text-align="start" style:justify-single-word="false"/>
      <style:text-properties fo:language="de" fo:country="DE" fo:font-weight="normal" officeooo:rsid="01cf6a76" officeooo:paragraph-rsid="01d0f0f1" style:font-weight-asian="normal" style:font-weight-complex="normal"/>
    </style:style>
    <style:style style:name="P95" style:family="paragraph" style:parent-style-name="Standard">
      <style:paragraph-properties fo:text-align="start" style:justify-single-word="false"/>
      <style:text-properties fo:language="de" fo:country="DE" fo:font-weight="normal" officeooo:rsid="0181f7b2" officeooo:paragraph-rsid="0181f7b2" style:font-weight-asian="normal" style:font-weight-complex="normal"/>
    </style:style>
    <style:style style:name="P96" style:family="paragraph" style:parent-style-name="Standard">
      <style:paragraph-properties fo:text-align="start" style:justify-single-word="false"/>
      <style:text-properties fo:language="de" fo:country="DE" fo:font-weight="normal" officeooo:rsid="01867a22" officeooo:paragraph-rsid="01867a22" style:font-weight-asian="normal" style:font-weight-complex="normal"/>
    </style:style>
    <style:style style:name="P97" style:family="paragraph" style:parent-style-name="Standard">
      <style:paragraph-properties fo:text-align="start" style:justify-single-word="false"/>
      <style:text-properties fo:language="de" fo:country="DE" fo:font-weight="normal" officeooo:rsid="0188fd58" officeooo:paragraph-rsid="0188fd58" style:font-weight-asian="normal" style:font-weight-complex="normal"/>
    </style:style>
    <style:style style:name="P98" style:family="paragraph" style:parent-style-name="Standard">
      <style:paragraph-properties fo:text-align="start" style:justify-single-word="false"/>
      <style:text-properties fo:language="de" fo:country="DE" fo:font-weight="normal" officeooo:rsid="00e500fb" officeooo:paragraph-rsid="00e64ae1" style:font-weight-asian="normal" style:font-weight-complex="normal"/>
    </style:style>
    <style:style style:name="P99" style:family="paragraph" style:parent-style-name="Standard">
      <style:paragraph-properties fo:text-align="start" style:justify-single-word="false" fo:break-before="page"/>
      <style:text-properties fo:language="de" fo:country="DE" fo:font-weight="normal" officeooo:rsid="00e500fb" officeooo:paragraph-rsid="00e64ae1" style:font-weight-asian="normal" style:font-weight-complex="normal"/>
    </style:style>
    <style:style style:name="P100" style:family="paragraph" style:parent-style-name="Standard">
      <style:paragraph-properties fo:text-align="start" style:justify-single-word="false"/>
      <style:text-properties fo:language="de" fo:country="DE" fo:font-weight="normal" officeooo:rsid="018c4e52" officeooo:paragraph-rsid="037a786f" style:font-weight-asian="normal" style:font-weight-complex="normal"/>
    </style:style>
    <style:style style:name="P101" style:family="paragraph" style:parent-style-name="Standard">
      <style:paragraph-properties fo:text-align="start" style:justify-single-word="false"/>
      <style:text-properties fo:language="de" fo:country="DE" fo:font-weight="normal" officeooo:rsid="01e13052" officeooo:paragraph-rsid="01e13052" style:font-weight-asian="normal" style:font-weight-complex="normal"/>
    </style:style>
    <style:style style:name="P102" style:family="paragraph" style:parent-style-name="Standard">
      <style:paragraph-properties fo:text-align="start" style:justify-single-word="false"/>
      <style:text-properties fo:language="de" fo:country="DE" fo:font-weight="normal" officeooo:rsid="00e77bc0" officeooo:paragraph-rsid="00e77bc0" style:font-weight-asian="normal" style:font-weight-complex="normal"/>
    </style:style>
    <style:style style:name="P103" style:family="paragraph" style:parent-style-name="Standard">
      <style:paragraph-properties fo:text-align="start" style:justify-single-word="false"/>
      <style:text-properties fo:language="de" fo:country="DE" fo:font-weight="normal" officeooo:rsid="0211896c" officeooo:paragraph-rsid="0211896c" style:font-weight-asian="normal" style:font-weight-complex="normal"/>
    </style:style>
    <style:style style:name="P104" style:family="paragraph" style:parent-style-name="Standard">
      <style:paragraph-properties fo:text-align="start" style:justify-single-word="false"/>
      <style:text-properties fo:language="de" fo:country="DE" fo:font-weight="normal" officeooo:rsid="021205dd" officeooo:paragraph-rsid="021205dd" style:font-weight-asian="normal" style:font-weight-complex="normal"/>
    </style:style>
    <style:style style:name="P105" style:family="paragraph" style:parent-style-name="Standard">
      <style:paragraph-properties fo:text-align="start" style:justify-single-word="false"/>
      <style:text-properties fo:language="de" fo:country="DE" fo:font-weight="normal" officeooo:rsid="021298b7" officeooo:paragraph-rsid="021298b7" style:font-weight-asian="normal" style:font-weight-complex="normal"/>
    </style:style>
    <style:style style:name="P106" style:family="paragraph" style:parent-style-name="Standard">
      <style:paragraph-properties fo:text-align="start" style:justify-single-word="false"/>
      <style:text-properties fo:language="de" fo:country="DE" fo:font-weight="normal" officeooo:rsid="0177560b" officeooo:paragraph-rsid="0241f6e7" style:font-weight-asian="normal" style:font-weight-complex="normal"/>
    </style:style>
    <style:style style:name="P107" style:family="paragraph" style:parent-style-name="Standard">
      <style:paragraph-properties fo:text-align="start" style:justify-single-word="false"/>
      <style:text-properties fo:language="de" fo:country="DE" fo:font-weight="normal" officeooo:rsid="0244a468" officeooo:paragraph-rsid="0244a468" style:font-weight-asian="normal" style:font-weight-complex="normal"/>
    </style:style>
    <style:style style:name="P108" style:family="paragraph" style:parent-style-name="Standard">
      <style:paragraph-properties fo:text-align="start" style:justify-single-word="false"/>
      <style:text-properties fo:language="de" fo:country="DE" fo:font-weight="normal" officeooo:rsid="0138b2bb" officeooo:paragraph-rsid="0138b2bb" style:font-weight-asian="normal" style:font-weight-complex="normal"/>
    </style:style>
    <style:style style:name="P109" style:family="paragraph" style:parent-style-name="Standard">
      <style:paragraph-properties fo:text-align="start" style:justify-single-word="false"/>
      <style:text-properties fo:language="de" fo:country="DE" fo:font-weight="normal" officeooo:rsid="002b07a3" officeooo:paragraph-rsid="0310c37f" style:font-weight-asian="normal" style:font-weight-complex="normal"/>
    </style:style>
    <style:style style:name="P110" style:family="paragraph" style:parent-style-name="Standard">
      <style:paragraph-properties fo:text-align="start" style:justify-single-word="false"/>
      <style:text-properties fo:language="de" fo:country="DE" fo:font-weight="normal" officeooo:rsid="01345219" officeooo:paragraph-rsid="01345219" style:font-weight-asian="normal" style:font-weight-complex="normal"/>
    </style:style>
    <style:style style:name="P111" style:family="paragraph" style:parent-style-name="Standard">
      <style:paragraph-properties fo:text-align="start" style:justify-single-word="false"/>
      <style:text-properties fo:language="de" fo:country="DE" fo:font-weight="normal" officeooo:rsid="01348278" officeooo:paragraph-rsid="01348278" style:font-weight-asian="normal" style:font-weight-complex="normal"/>
    </style:style>
    <style:style style:name="P112" style:family="paragraph" style:parent-style-name="Standard">
      <style:paragraph-properties fo:text-align="start" style:justify-single-word="false"/>
      <style:text-properties fo:language="de" fo:country="DE" fo:font-weight="normal" officeooo:rsid="0241f6e7" officeooo:paragraph-rsid="0241f6e7" style:font-weight-asian="normal" style:font-weight-complex="normal"/>
    </style:style>
    <style:style style:name="P113" style:family="paragraph" style:parent-style-name="Standard">
      <style:paragraph-properties fo:text-align="start" style:justify-single-word="false"/>
      <style:text-properties fo:language="de" fo:country="DE" fo:font-weight="normal" officeooo:rsid="01667813" officeooo:paragraph-rsid="038bfd17" style:font-weight-asian="normal" style:font-weight-complex="normal"/>
    </style:style>
    <style:style style:name="P114" style:family="paragraph" style:parent-style-name="Standard">
      <style:paragraph-properties fo:text-align="center" style:justify-single-word="false"/>
      <style:text-properties fo:font-size="16pt" fo:language="de" fo:country="DE" fo:font-weight="bold" officeooo:rsid="0013e5f4" officeooo:paragraph-rsid="0070f4ea" style:font-size-asian="16pt" style:font-weight-asian="bold" style:font-size-complex="16pt" style:font-weight-complex="bold"/>
    </style:style>
    <style:style style:name="P115" style:family="paragraph" style:parent-style-name="Standard">
      <style:paragraph-properties fo:text-align="start" style:justify-single-word="false"/>
      <style:text-properties fo:font-size="14pt" fo:language="de" fo:country="DE" fo:font-weight="bold" officeooo:rsid="001de33c" officeooo:paragraph-rsid="001de33c" style:font-size-asian="14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de" fo:country="DE" fo:font-weight="bold" officeooo:rsid="00514ed8" officeooo:paragraph-rsid="00514ed8" style:font-size-asian="14pt" style:font-weight-asian="bold" style:font-size-complex="14pt" style:font-weight-complex="bold"/>
    </style:style>
    <style:style style:name="P117" style:family="paragraph" style:parent-style-name="Standard">
      <style:paragraph-properties fo:text-align="start" style:justify-single-word="false" fo:break-before="page"/>
      <style:text-properties fo:font-size="14pt" fo:language="de" fo:country="DE" fo:font-weight="bold" officeooo:rsid="00548ba9" officeooo:paragraph-rsid="00548ba9" style:font-size-asian="14pt" style:font-weight-asian="bold" style:font-size-complex="14pt" style:font-weight-complex="bold"/>
    </style:style>
    <style:style style:name="P118" style:family="paragraph" style:parent-style-name="Standard">
      <style:paragraph-properties fo:text-align="start" style:justify-single-word="false"/>
      <style:text-properties fo:font-size="14pt" fo:language="de" fo:country="DE" fo:font-weight="bold" officeooo:rsid="00bcb982" officeooo:paragraph-rsid="00bcb982" style:font-size-asian="14pt" style:font-weight-asian="bold" style:font-size-complex="14pt" style:font-weight-complex="bold"/>
    </style:style>
    <style:style style:name="P119" style:family="paragraph" style:parent-style-name="Standard">
      <style:paragraph-properties fo:text-align="start" style:justify-single-word="false"/>
      <style:text-properties fo:font-size="14pt" fo:language="de" fo:country="DE" fo:font-weight="bold" officeooo:rsid="00e4dff9" officeooo:paragraph-rsid="00e4dff9" style:font-size-asian="14pt" style:font-weight-asian="bold" style:font-size-complex="14pt" style:font-weight-complex="bold"/>
    </style:style>
    <style:style style:name="P120" style:family="paragraph" style:parent-style-name="Standard">
      <style:paragraph-properties fo:text-align="start" style:justify-single-word="false"/>
      <style:text-properties fo:font-size="14pt" fo:language="de" fo:country="DE" fo:font-weight="bold" officeooo:rsid="01248ebd" officeooo:paragraph-rsid="01248ebd" style:font-size-asian="14pt" style:font-weight-asian="bold" style:font-size-complex="14pt" style:font-weight-complex="bold"/>
    </style:style>
    <style:style style:name="P121" style:family="paragraph" style:parent-style-name="Standard">
      <style:paragraph-properties fo:text-align="start" style:justify-single-word="false"/>
      <style:text-properties fo:font-size="14pt" fo:language="de" fo:country="DE" fo:font-weight="bold" officeooo:rsid="0013e5f4" officeooo:paragraph-rsid="0013e5f4" style:font-size-asian="14pt" style:font-weight-asian="bold" style:font-size-complex="14pt" style:font-weight-complex="bold"/>
    </style:style>
    <style:style style:name="P122" style:family="paragraph" style:parent-style-name="Standard">
      <style:paragraph-properties fo:text-align="start" style:justify-single-word="false"/>
      <style:text-properties fo:font-size="14pt" fo:language="de" fo:country="DE" fo:font-weight="bold" officeooo:rsid="002378d1" officeooo:paragraph-rsid="002378d1" style:font-size-asian="14pt" style:font-weight-asian="bold" style:font-size-complex="14pt" style:font-weight-complex="bold"/>
    </style:style>
    <style:style style:name="P123" style:family="paragraph" style:parent-style-name="Standard">
      <style:paragraph-properties fo:text-align="start" style:justify-single-word="false"/>
      <style:text-properties fo:font-size="14pt" fo:language="de" fo:country="DE" fo:font-weight="bold" officeooo:rsid="025a2a6f" officeooo:paragraph-rsid="025a2a6f" style:font-size-asian="14pt" style:font-weight-asian="bold" style:font-size-complex="14pt" style:font-weight-complex="bold"/>
    </style:style>
    <style:style style:name="P124" style:family="paragraph" style:parent-style-name="Standard">
      <style:paragraph-properties fo:text-align="start" style:justify-single-word="false" fo:break-before="page"/>
      <style:text-properties fo:font-size="14pt" fo:language="de" fo:country="DE" fo:font-weight="bold" officeooo:rsid="01b1625d" officeooo:paragraph-rsid="025a2a6f" style:font-size-asian="14pt" style:font-weight-asian="bold" style:font-size-complex="14pt" style:font-weight-complex="bold"/>
    </style:style>
    <style:style style:name="P125" style:family="paragraph" style:parent-style-name="Standard">
      <style:paragraph-properties fo:text-align="start" style:justify-single-word="false" fo:break-before="page"/>
      <style:text-properties fo:font-size="14pt" fo:language="de" fo:country="DE" fo:font-weight="bold" officeooo:rsid="00b9b640" officeooo:paragraph-rsid="037a786f" style:font-size-asian="14pt" style:font-weight-asian="bold" style:font-size-complex="14pt" style:font-weight-complex="bold"/>
    </style:style>
    <style:style style:name="P126" style:family="paragraph" style:parent-style-name="Standard">
      <style:paragraph-properties fo:text-align="start" style:justify-single-word="false" fo:break-before="page"/>
      <style:text-properties fo:font-size="14pt" fo:language="de" fo:country="DE" fo:font-weight="bold" officeooo:rsid="00e77bc0" officeooo:paragraph-rsid="037f0409" style:font-size-asian="14pt" style:font-weight-asian="bold" style:font-size-complex="14pt" style:font-weight-complex="bold"/>
    </style:style>
    <style:style style:name="P127" style:family="paragraph" style:parent-style-name="Standard">
      <style:paragraph-properties fo:text-align="start" style:justify-single-word="false"/>
      <style:text-properties fo:font-size="14pt" fo:language="de" fo:country="DE" fo:font-weight="normal" officeooo:rsid="0013e5f4" officeooo:paragraph-rsid="001b592b"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fo:font-size="12pt" fo:language="de" fo:country="DE" fo:font-weight="normal" officeooo:rsid="00f1ea18" officeooo:paragraph-rsid="00f1ea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language="de" fo:country="DE" fo:font-weight="normal" officeooo:rsid="01cd48ee" officeooo:paragraph-rsid="01cd48e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language="de" fo:country="DE" fo:font-weight="normal" officeooo:rsid="02080a73" officeooo:paragraph-rsid="02080a73"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language="de" fo:country="DE" fo:font-weight="normal" officeooo:rsid="0227f824" officeooo:paragraph-rsid="022fbc5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language="de" fo:country="DE" fo:font-weight="normal" officeooo:rsid="022d5eeb" officeooo:paragraph-rsid="022d5eeb"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language="de" fo:country="DE" fo:font-weight="normal" officeooo:rsid="0230833b" officeooo:paragraph-rsid="0230833b"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language="de" fo:country="DE" fo:font-weight="normal" officeooo:rsid="0232d703" officeooo:paragraph-rsid="0232d70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language="de" fo:country="DE" fo:font-weight="normal" officeooo:rsid="0249bb4d" officeooo:paragraph-rsid="0265671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language="de" fo:country="DE" fo:font-weight="normal" officeooo:rsid="02632242" officeooo:paragraph-rsid="028755f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language="de" fo:country="DE" fo:font-weight="normal" officeooo:rsid="01aec212" officeooo:paragraph-rsid="037f0409"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language="de" fo:country="DE" fo:font-weight="normal" officeooo:rsid="0268d8f4" officeooo:paragraph-rsid="0268d8f4"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language="de" fo:country="DE" fo:font-weight="normal" officeooo:rsid="026a83a9" officeooo:paragraph-rsid="026a83a9"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language="de" fo:country="DE" fo:font-weight="normal" officeooo:rsid="02719c7b" officeooo:paragraph-rsid="02719c7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language="de" fo:country="DE" fo:font-weight="normal" officeooo:rsid="02736a59" officeooo:paragraph-rsid="02736a59"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language="de" fo:country="DE" fo:font-weight="normal" officeooo:rsid="0274ad11" officeooo:paragraph-rsid="0274ad1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language="de" fo:country="DE" fo:font-weight="normal" officeooo:rsid="0274cfec" officeooo:paragraph-rsid="027eefd2"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language="de" fo:country="DE" fo:font-weight="normal" officeooo:rsid="02825a19" officeooo:paragraph-rsid="02825a19"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language="de" fo:country="DE" fo:font-weight="normal" officeooo:rsid="0282626b" officeooo:paragraph-rsid="0282626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language="de" fo:country="DE" fo:font-weight="normal" officeooo:rsid="02843ae9" officeooo:paragraph-rsid="02843ae9"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language="de" fo:country="DE" fo:font-weight="normal" officeooo:rsid="028e3ad1" officeooo:paragraph-rsid="028e3ad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language="de" fo:country="DE" fo:font-weight="normal" officeooo:rsid="028e3ad1" officeooo:paragraph-rsid="03684b6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language="de" fo:country="DE" fo:font-weight="normal" officeooo:rsid="028e3ad1" officeooo:paragraph-rsid="036e5cda"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language="de" fo:country="DE" fo:font-weight="normal" officeooo:rsid="029a1cdd" officeooo:paragraph-rsid="029a1cdd"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language="de" fo:country="DE" fo:font-weight="normal" officeooo:rsid="029d5e96" officeooo:paragraph-rsid="029d5e96"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language="de" fo:country="DE" fo:font-weight="normal" officeooo:rsid="02a0ee62" officeooo:paragraph-rsid="02a0ee62"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language="de" fo:country="DE" fo:font-weight="normal" officeooo:rsid="02f4763e" officeooo:paragraph-rsid="02fac4b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language="de" fo:country="DE" fo:font-weight="normal" officeooo:rsid="02f4763e" officeooo:paragraph-rsid="036fc9f2"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language="de" fo:country="DE" fo:font-weight="normal" officeooo:rsid="0308faed" officeooo:paragraph-rsid="0308faed"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language="de" fo:country="DE" fo:font-weight="normal" officeooo:rsid="02964c65" officeooo:paragraph-rsid="036e5cda"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language="de" fo:country="DE" fo:font-weight="normal" officeooo:rsid="02b0dab5" officeooo:paragraph-rsid="02d58d4d"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language="de" fo:country="DE" fo:font-weight="normal" officeooo:rsid="01edcc17" officeooo:paragraph-rsid="03887bc8"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language="de" fo:country="DE" fo:font-weight="bold" officeooo:rsid="01cd1007" officeooo:paragraph-rsid="01cd1007" style:font-size-asian="10.5pt" style:font-weight-asian="bold" style:font-size-complex="12pt" style:font-weight-complex="bold"/>
    </style:style>
    <style:style style:name="P160" style:family="paragraph" style:parent-style-name="Standard">
      <style:paragraph-properties fo:text-align="start" style:justify-single-word="false"/>
      <style:text-properties fo:font-size="12pt" fo:language="de" fo:country="DE" fo:font-weight="bold" officeooo:rsid="01edcc17" officeooo:paragraph-rsid="01edcc17" style:font-size-asian="10.5pt" style:font-weight-asian="bold" style:font-size-complex="12pt" style:font-weight-complex="bold"/>
    </style:style>
    <style:style style:name="P161" style:family="paragraph" style:parent-style-name="Standard">
      <style:paragraph-properties fo:text-align="start" style:justify-single-word="false"/>
      <style:text-properties fo:font-size="12pt" fo:language="de" fo:country="DE" fo:font-weight="bold" officeooo:rsid="02078ace" officeooo:paragraph-rsid="02078ace" style:font-size-asian="10.5pt" style:font-weight-asian="bold" style:font-size-complex="12pt" style:font-weight-complex="bold"/>
    </style:style>
    <style:style style:name="P162" style:family="paragraph" style:parent-style-name="Standard">
      <style:paragraph-properties fo:text-align="start" style:justify-single-word="false"/>
      <style:text-properties fo:font-size="12pt" fo:language="de" fo:country="DE" fo:font-weight="bold" officeooo:rsid="0227f824" officeooo:paragraph-rsid="0227f824" style:font-size-asian="10.5pt" style:font-weight-asian="bold" style:font-size-complex="12pt" style:font-weight-complex="bold"/>
    </style:style>
    <style:style style:name="P163" style:family="paragraph" style:parent-style-name="Standard">
      <style:paragraph-properties fo:text-align="start" style:justify-single-word="false"/>
      <style:text-properties fo:font-size="12pt" fo:language="de" fo:country="DE" fo:font-weight="bold" officeooo:rsid="024852ec" officeooo:paragraph-rsid="024852ec" style:font-size-asian="10.5pt" style:font-weight-asian="bold" style:font-size-complex="12pt" style:font-weight-complex="bold"/>
    </style:style>
    <style:style style:name="P164" style:family="paragraph" style:parent-style-name="Standard">
      <style:paragraph-properties fo:text-align="start" style:justify-single-word="false"/>
      <style:text-properties fo:font-size="12pt" fo:language="de" fo:country="DE" fo:font-weight="bold" officeooo:rsid="0274ad11" officeooo:paragraph-rsid="0274ad11" style:font-size-asian="10.5pt" style:font-weight-asian="bold" style:font-size-complex="12pt" style:font-weight-complex="bold"/>
    </style:style>
    <style:style style:name="P165" style:family="paragraph" style:parent-style-name="Standard">
      <style:paragraph-properties fo:text-align="start" style:justify-single-word="false"/>
      <style:text-properties fo:font-size="12pt" fo:language="de" fo:country="DE" fo:font-weight="bold" officeooo:rsid="02825a19" officeooo:paragraph-rsid="02825a19" style:font-size-asian="10.5pt" style:font-weight-asian="bold" style:font-size-complex="12pt" style:font-weight-complex="bold"/>
    </style:style>
    <style:style style:name="P166" style:family="paragraph" style:parent-style-name="Standard">
      <style:paragraph-properties fo:text-align="start" style:justify-single-word="false"/>
      <style:text-properties fo:font-size="12pt" fo:language="de" fo:country="DE" fo:font-weight="bold" officeooo:rsid="02843ae9" officeooo:paragraph-rsid="02843ae9" style:font-size-asian="10.5pt" style:font-weight-asian="bold" style:font-size-complex="12pt" style:font-weight-complex="bold"/>
    </style:style>
    <style:style style:name="P167" style:family="paragraph" style:parent-style-name="Standard">
      <style:paragraph-properties fo:text-align="start" style:justify-single-word="false"/>
      <style:text-properties fo:font-size="12pt" fo:language="de" fo:country="DE" fo:font-weight="bold" officeooo:rsid="028e3ad1" officeooo:paragraph-rsid="028e3ad1" style:font-size-asian="10.5pt" style:font-weight-asian="bold" style:font-size-complex="12pt" style:font-weight-complex="bold"/>
    </style:style>
    <style:style style:name="P168" style:family="paragraph" style:parent-style-name="Standard">
      <style:paragraph-properties fo:text-align="start" style:justify-single-word="false"/>
      <style:text-properties fo:font-size="12pt" fo:language="de" fo:country="DE" fo:font-weight="bold" officeooo:rsid="0299877c" officeooo:paragraph-rsid="0299877c" style:font-size-asian="10.5pt" style:font-weight-asian="bold" style:font-size-complex="12pt" style:font-weight-complex="bold"/>
    </style:style>
    <style:style style:name="P169" style:family="paragraph" style:parent-style-name="Standard">
      <style:paragraph-properties fo:text-align="start" style:justify-single-word="false"/>
      <style:text-properties fo:font-size="12pt" fo:language="de" fo:country="DE" fo:font-weight="bold" officeooo:rsid="02a04be0" officeooo:paragraph-rsid="02a04be0" style:font-size-asian="10.5pt" style:font-weight-asian="bold" style:font-size-complex="12pt" style:font-weight-complex="bold"/>
    </style:style>
    <style:style style:name="P170" style:family="paragraph" style:parent-style-name="Standard">
      <style:paragraph-properties fo:text-align="start" style:justify-single-word="false"/>
      <style:text-properties fo:font-size="12pt" fo:language="de" fo:country="DE" fo:font-weight="bold" officeooo:rsid="02a0ee62" officeooo:paragraph-rsid="02a0ee62" style:font-size-asian="10.5pt" style:font-weight-asian="bold" style:font-size-complex="12pt" style:font-weight-complex="bold"/>
    </style:style>
    <style:style style:name="P171" style:family="paragraph" style:parent-style-name="Standard">
      <style:paragraph-properties fo:text-align="start" style:justify-single-word="false"/>
      <style:text-properties fo:font-size="12pt" fo:language="de" fo:country="DE" fo:font-weight="bold" officeooo:rsid="01a001a5" officeooo:paragraph-rsid="02ca80a9" style:font-size-asian="10.5pt" style:font-weight-asian="bold" style:font-size-complex="12pt" style:font-weight-complex="bold"/>
    </style:style>
    <style:style style:name="P172" style:family="paragraph" style:parent-style-name="Standard">
      <style:paragraph-properties fo:text-align="start" style:justify-single-word="false"/>
      <style:text-properties fo:font-size="12pt" fo:language="de" fo:country="DE" fo:font-weight="bold" officeooo:rsid="02c876b1" officeooo:paragraph-rsid="02ca80a9" style:font-size-asian="10.5pt" style:font-weight-asian="bold" style:font-size-complex="12pt" style:font-weight-complex="bold"/>
    </style:style>
    <style:style style:name="P173" style:family="paragraph" style:parent-style-name="Standard">
      <style:paragraph-properties fo:text-align="start" style:justify-single-word="false"/>
      <style:text-properties fo:font-size="12pt" fo:language="de" fo:country="DE" fo:font-weight="bold" officeooo:rsid="02afa282" officeooo:paragraph-rsid="02afa282" style:font-size-asian="10.5pt" style:font-weight-asian="bold" style:font-size-complex="12pt" style:font-weight-complex="bold"/>
    </style:style>
    <style:style style:name="P174" style:family="paragraph" style:parent-style-name="Standard">
      <style:paragraph-properties fo:text-align="start" style:justify-single-word="false"/>
      <style:text-properties fo:font-size="12pt" fo:language="de" fo:country="DE" fo:font-weight="bold" officeooo:rsid="02b6b7f7" officeooo:paragraph-rsid="02d58d4d"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fo:language="de" fo:country="DE" fo:font-weight="bold" officeooo:rsid="02b6b7f7" officeooo:paragraph-rsid="02b6b7f7"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fo:language="en" fo:country="US" fo:font-weight="normal" officeooo:rsid="02ae36d5" officeooo:paragraph-rsid="02ae36d5"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language="en" fo:country="US" fo:font-weight="normal" officeooo:rsid="02b0dab5" officeooo:paragraph-rsid="02d58d4d"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language="en" fo:country="US" fo:font-weight="normal" officeooo:rsid="02b980cf" officeooo:paragraph-rsid="02b980cf"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language="en" fo:country="US" fo:font-weight="normal" officeooo:rsid="02bad16d" officeooo:paragraph-rsid="02bad16d"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language="en" fo:country="US" fo:font-weight="normal" officeooo:rsid="02bf6b3c" officeooo:paragraph-rsid="02bf6b3c"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language="en" fo:country="US" fo:font-weight="bold" officeooo:rsid="02ae36d5" officeooo:paragraph-rsid="02ae36d5" style:font-size-asian="10.5pt" style:font-weight-asian="bold" style:font-size-complex="12pt" style:font-weight-complex="bold"/>
    </style:style>
    <style:style style:name="P182" style:family="paragraph" style:parent-style-name="Standard">
      <style:paragraph-properties fo:text-align="start" style:justify-single-word="false" fo:break-before="page"/>
      <style:text-properties fo:font-size="14pt" fo:language="de" fo:country="DE" fo:font-weight="bold" officeooo:rsid="00f1ea18" officeooo:paragraph-rsid="038bfd17" style:font-size-asian="14pt" style:font-weight-asian="bold" style:font-size-complex="14pt" style:font-weight-complex="bold"/>
    </style:style>
    <style:style style:name="P183" style:family="paragraph" style:parent-style-name="Standard">
      <style:paragraph-properties fo:text-align="start" style:justify-single-word="false"/>
      <style:text-properties fo:language="de" fo:country="DE" fo:font-weight="normal" officeooo:rsid="01b2473d" officeooo:paragraph-rsid="01b2473d" style:font-weight-asian="normal" style:font-weight-complex="normal"/>
    </style:style>
    <style:style style:name="P184" style:family="paragraph" style:parent-style-name="Standard">
      <style:paragraph-properties fo:text-align="start" style:justify-single-word="false"/>
      <style:text-properties fo:language="de" fo:country="DE" fo:font-weight="normal" officeooo:rsid="01b2473d" officeooo:paragraph-rsid="038fcd71" style:font-weight-asian="normal" style:font-weight-complex="normal"/>
    </style:style>
    <style:style style:name="P185" style:family="paragraph" style:parent-style-name="Standard">
      <style:paragraph-properties fo:text-align="start" style:justify-single-word="false"/>
      <style:text-properties fo:language="de" fo:country="DE" fo:font-weight="normal" officeooo:rsid="038d61b0" officeooo:paragraph-rsid="038d61b0" style:font-weight-asian="normal" style:font-weight-complex="normal"/>
    </style:style>
    <style:style style:name="P186" style:family="paragraph" style:parent-style-name="Standard">
      <style:paragraph-properties fo:text-align="start" style:justify-single-word="false"/>
      <style:text-properties fo:language="de" fo:country="DE" fo:font-weight="bold" officeooo:rsid="038d61b0" officeooo:paragraph-rsid="038d61b0" style:font-weight-asian="bold" style:font-weight-complex="bold"/>
    </style:style>
    <style:style style:name="T1" style:family="text">
      <style:text-properties fo:language="en" fo:country="US"/>
    </style:style>
    <style:style style:name="T2" style:family="text">
      <style:text-properties officeooo:rsid="0015d14b"/>
    </style:style>
    <style:style style:name="T3" style:family="text">
      <style:text-properties officeooo:rsid="0016bd1d"/>
    </style:style>
    <style:style style:name="T4" style:family="text">
      <style:text-properties officeooo:rsid="0018053e"/>
    </style:style>
    <style:style style:name="T5" style:family="text">
      <style:text-properties officeooo:rsid="00189ee2"/>
    </style:style>
    <style:style style:name="T6" style:family="text">
      <style:text-properties officeooo:rsid="0019c8a1"/>
    </style:style>
    <style:style style:name="T7" style:family="text">
      <style:text-properties officeooo:rsid="001b592b"/>
    </style:style>
    <style:style style:name="T8" style:family="text">
      <style:text-properties fo:language="de" fo:country="DE"/>
    </style:style>
    <style:style style:name="T9" style:family="text">
      <style:text-properties fo:language="de" fo:country="DE" officeooo:rsid="014a4294"/>
    </style:style>
    <style:style style:name="T10" style:family="text">
      <style:text-properties fo:language="de" fo:country="DE" officeooo:rsid="014a4d86"/>
    </style:style>
    <style:style style:name="T11" style:family="text">
      <style:text-properties fo:language="de" fo:country="DE" officeooo:rsid="01532b43"/>
    </style:style>
    <style:style style:name="T12" style:family="text">
      <style:text-properties fo:language="de" fo:country="DE" officeooo:rsid="016a5327"/>
    </style:style>
    <style:style style:name="T13" style:family="text">
      <style:text-properties fo:language="de" fo:country="DE" officeooo:rsid="016baa20"/>
    </style:style>
    <style:style style:name="T14" style:family="text">
      <style:text-properties fo:language="de" fo:country="DE" officeooo:rsid="016d7be5"/>
    </style:style>
    <style:style style:name="T15" style:family="text">
      <style:text-properties fo:language="de" fo:country="DE" officeooo:rsid="0171419d"/>
    </style:style>
    <style:style style:name="T16" style:family="text">
      <style:text-properties fo:language="de" fo:country="DE" officeooo:rsid="019480f7"/>
    </style:style>
    <style:style style:name="T17" style:family="text">
      <style:text-properties fo:language="de" fo:country="DE" officeooo:rsid="0194ad94"/>
    </style:style>
    <style:style style:name="T18" style:family="text">
      <style:text-properties fo:language="de" fo:country="DE" officeooo:rsid="02a57848"/>
    </style:style>
    <style:style style:name="T19" style:family="text">
      <style:text-properties fo:language="de" fo:country="DE" officeooo:rsid="02a5b737"/>
    </style:style>
    <style:style style:name="T20" style:family="text">
      <style:text-properties fo:language="de" fo:country="DE" officeooo:rsid="02a71f25"/>
    </style:style>
    <style:style style:name="T21" style:family="text">
      <style:text-properties fo:language="de" fo:country="DE" officeooo:rsid="02a85fbb"/>
    </style:style>
    <style:style style:name="T22" style:family="text">
      <style:text-properties fo:language="de" fo:country="DE" officeooo:rsid="02ba5a17"/>
    </style:style>
    <style:style style:name="T23" style:family="text">
      <style:text-properties fo:language="de" fo:country="DE" officeooo:rsid="02bb7ad0"/>
    </style:style>
    <style:style style:name="T24" style:family="text">
      <style:text-properties fo:language="de" fo:country="DE" officeooo:rsid="02bbaff7"/>
    </style:style>
    <style:style style:name="T25" style:family="text">
      <style:text-properties fo:language="de" fo:country="DE" officeooo:rsid="02bc856a"/>
    </style:style>
    <style:style style:name="T26" style:family="text">
      <style:text-properties fo:language="de" fo:country="DE" officeooo:rsid="02bff19f"/>
    </style:style>
    <style:style style:name="T27" style:family="text">
      <style:text-properties fo:language="de" fo:country="DE" officeooo:rsid="02c18f80"/>
    </style:style>
    <style:style style:name="T28" style:family="text">
      <style:text-properties fo:language="de" fo:country="DE" officeooo:rsid="02c28b8c"/>
    </style:style>
    <style:style style:name="T29" style:family="text">
      <style:text-properties fo:language="de" fo:country="DE" officeooo:rsid="02c74c5a"/>
    </style:style>
    <style:style style:name="T30" style:family="text">
      <style:text-properties fo:language="de" fo:country="DE" officeooo:rsid="033fe41e"/>
    </style:style>
    <style:style style:name="T31" style:family="text">
      <style:text-properties fo:language="de" fo:country="DE" officeooo:rsid="0375a26a"/>
    </style:style>
    <style:style style:name="T32" style:family="text">
      <style:text-properties fo:font-weight="bold" style:font-weight-asian="bold" style:font-weight-complex="bold"/>
    </style:style>
    <style:style style:name="T33" style:family="text">
      <style:text-properties fo:font-weight="bold" officeooo:rsid="001b592b" style:font-weight-asian="bold" style:font-weight-complex="bold"/>
    </style:style>
    <style:style style:name="T34" style:family="text">
      <style:text-properties fo:font-weight="bold" officeooo:rsid="00ccf42a" style:font-weight-asian="bold" style:font-weight-complex="bold"/>
    </style:style>
    <style:style style:name="T35" style:family="text">
      <style:text-properties fo:font-weight="bold" officeooo:rsid="01c6cfe3" style:font-weight-asian="bold" style:font-weight-complex="bold"/>
    </style:style>
    <style:style style:name="T36" style:family="text">
      <style:text-properties officeooo:rsid="001cd733"/>
    </style:style>
    <style:style style:name="T37" style:family="text">
      <style:text-properties officeooo:rsid="001ec5c1"/>
    </style:style>
    <style:style style:name="T38" style:family="text">
      <style:text-properties officeooo:rsid="001f1ceb"/>
    </style:style>
    <style:style style:name="T39" style:family="text">
      <style:text-properties officeooo:rsid="00201106"/>
    </style:style>
    <style:style style:name="T40" style:family="text">
      <style:text-properties officeooo:rsid="002482d9"/>
    </style:style>
    <style:style style:name="T41" style:family="text">
      <style:text-properties officeooo:rsid="0025cf65"/>
    </style:style>
    <style:style style:name="T42" style:family="text">
      <style:text-properties officeooo:rsid="002e7b0d"/>
    </style:style>
    <style:style style:name="T43" style:family="text">
      <style:text-properties officeooo:rsid="002fa49c"/>
    </style:style>
    <style:style style:name="T44" style:family="text">
      <style:text-properties officeooo:rsid="00315a8e"/>
    </style:style>
    <style:style style:name="T45" style:family="text">
      <style:text-properties officeooo:rsid="00334a4e"/>
    </style:style>
    <style:style style:name="T46" style:family="text">
      <style:text-properties officeooo:rsid="0033f01a"/>
    </style:style>
    <style:style style:name="T47" style:family="text">
      <style:text-properties officeooo:rsid="0039180e"/>
    </style:style>
    <style:style style:name="T48" style:family="text">
      <style:text-properties officeooo:rsid="0039d3dc"/>
    </style:style>
    <style:style style:name="T49" style:family="text">
      <style:text-properties officeooo:rsid="003a3ebe"/>
    </style:style>
    <style:style style:name="T50" style:family="text">
      <style:text-properties officeooo:rsid="003bbfc3"/>
    </style:style>
    <style:style style:name="T51" style:family="text">
      <style:text-properties officeooo:rsid="003cb32f"/>
    </style:style>
    <style:style style:name="T52" style:family="text">
      <style:text-properties officeooo:rsid="003cebe4"/>
    </style:style>
    <style:style style:name="T53" style:family="text">
      <style:text-properties officeooo:rsid="003eaafb"/>
    </style:style>
    <style:style style:name="T54" style:family="text">
      <style:text-properties officeooo:rsid="0041a43d"/>
    </style:style>
    <style:style style:name="T55" style:family="text">
      <style:text-properties officeooo:rsid="004622dc"/>
    </style:style>
    <style:style style:name="T56" style:family="text">
      <style:text-properties officeooo:rsid="00493af9"/>
    </style:style>
    <style:style style:name="T57" style:family="text">
      <style:text-properties officeooo:rsid="004a3153"/>
    </style:style>
    <style:style style:name="T58" style:family="text">
      <style:text-properties officeooo:rsid="004a38c6"/>
    </style:style>
    <style:style style:name="T59" style:family="text">
      <style:text-properties officeooo:rsid="004b0b03"/>
    </style:style>
    <style:style style:name="T60" style:family="text">
      <style:text-properties officeooo:rsid="004b71a4"/>
    </style:style>
    <style:style style:name="T61" style:family="text">
      <style:text-properties officeooo:rsid="0055b473"/>
    </style:style>
    <style:style style:name="T62" style:family="text">
      <style:text-properties officeooo:rsid="0060958a"/>
    </style:style>
    <style:style style:name="T63" style:family="text">
      <style:text-properties officeooo:rsid="0062afeb"/>
    </style:style>
    <style:style style:name="T64" style:family="text">
      <style:text-properties officeooo:rsid="006682b0"/>
    </style:style>
    <style:style style:name="T65" style:family="text">
      <style:text-properties officeooo:rsid="00676eec"/>
    </style:style>
    <style:style style:name="T66" style:family="text">
      <style:text-properties officeooo:rsid="00682112"/>
    </style:style>
    <style:style style:name="T67" style:family="text">
      <style:text-properties officeooo:rsid="0069509a"/>
    </style:style>
    <style:style style:name="T68" style:family="text">
      <style:text-properties officeooo:rsid="006b0553"/>
    </style:style>
    <style:style style:name="T69" style:family="text">
      <style:text-properties officeooo:rsid="006bb471"/>
    </style:style>
    <style:style style:name="T70" style:family="text">
      <style:text-properties officeooo:rsid="0076e604"/>
    </style:style>
    <style:style style:name="T71" style:family="text">
      <style:text-properties officeooo:rsid="00788d9f"/>
    </style:style>
    <style:style style:name="T72" style:family="text">
      <style:text-properties officeooo:rsid="007d4b85"/>
    </style:style>
    <style:style style:name="T73" style:family="text">
      <style:text-properties officeooo:rsid="008246cd"/>
    </style:style>
    <style:style style:name="T74" style:family="text">
      <style:text-properties officeooo:rsid="0083fdcc"/>
    </style:style>
    <style:style style:name="T75" style:family="text">
      <style:text-properties officeooo:rsid="00856e3c"/>
    </style:style>
    <style:style style:name="T76" style:family="text">
      <style:text-properties officeooo:rsid="008bc661"/>
    </style:style>
    <style:style style:name="T77" style:family="text">
      <style:text-properties officeooo:rsid="008ca36d"/>
    </style:style>
    <style:style style:name="T78" style:family="text">
      <style:text-properties officeooo:rsid="00900bed"/>
    </style:style>
    <style:style style:name="T79" style:family="text">
      <style:text-properties officeooo:rsid="0090a32b"/>
    </style:style>
    <style:style style:name="T80" style:family="text">
      <style:text-properties officeooo:rsid="0093d6ef"/>
    </style:style>
    <style:style style:name="T81" style:family="text">
      <style:text-properties officeooo:rsid="00958d76"/>
    </style:style>
    <style:style style:name="T82" style:family="text">
      <style:text-properties officeooo:rsid="009cb1dd"/>
    </style:style>
    <style:style style:name="T83" style:family="text">
      <style:text-properties officeooo:rsid="009f829c"/>
    </style:style>
    <style:style style:name="T84" style:family="text">
      <style:text-properties officeooo:rsid="00a9ded4"/>
    </style:style>
    <style:style style:name="T85" style:family="text">
      <style:text-properties officeooo:rsid="00aab47f"/>
    </style:style>
    <style:style style:name="T86" style:family="text">
      <style:text-properties officeooo:rsid="00aeff13"/>
    </style:style>
    <style:style style:name="T87" style:family="text">
      <style:text-properties officeooo:rsid="00b65d16"/>
    </style:style>
    <style:style style:name="T88" style:family="text">
      <style:text-properties officeooo:rsid="00bcb982"/>
    </style:style>
    <style:style style:name="T89" style:family="text">
      <style:text-properties officeooo:rsid="00c09918"/>
    </style:style>
    <style:style style:name="T90" style:family="text">
      <style:text-properties officeooo:rsid="00c57806"/>
    </style:style>
    <style:style style:name="T91" style:family="text">
      <style:text-properties officeooo:rsid="00ca3b4b"/>
    </style:style>
    <style:style style:name="T92" style:family="text">
      <style:text-properties officeooo:rsid="00cad1e5"/>
    </style:style>
    <style:style style:name="T93" style:family="text">
      <style:text-properties officeooo:rsid="00cb82bb"/>
    </style:style>
    <style:style style:name="T94" style:family="text">
      <style:text-properties officeooo:rsid="00cc0a26"/>
    </style:style>
    <style:style style:name="T95" style:family="text">
      <style:text-properties officeooo:rsid="00ccf42a"/>
    </style:style>
    <style:style style:name="T96" style:family="text">
      <style:text-properties officeooo:rsid="00cd0b63"/>
    </style:style>
    <style:style style:name="T97" style:family="text">
      <style:text-properties officeooo:rsid="00cf4f3f"/>
    </style:style>
    <style:style style:name="T98" style:family="text">
      <style:text-properties officeooo:rsid="00d1e99e"/>
    </style:style>
    <style:style style:name="T99" style:family="text">
      <style:text-properties officeooo:rsid="00d268cb"/>
    </style:style>
    <style:style style:name="T100" style:family="text">
      <style:text-properties officeooo:rsid="00d3a643"/>
    </style:style>
    <style:style style:name="T101" style:family="text">
      <style:text-properties officeooo:rsid="00d4a781"/>
    </style:style>
    <style:style style:name="T102" style:family="text">
      <style:text-properties officeooo:rsid="00df086d"/>
    </style:style>
    <style:style style:name="T103" style:family="text">
      <style:text-properties officeooo:rsid="00e2e7d4"/>
    </style:style>
    <style:style style:name="T104" style:family="text">
      <style:text-properties officeooo:rsid="00e45c1c"/>
    </style:style>
    <style:style style:name="T105" style:family="text">
      <style:text-properties officeooo:rsid="00e64ae1"/>
    </style:style>
    <style:style style:name="T106" style:family="text">
      <style:text-properties officeooo:rsid="00edb914"/>
    </style:style>
    <style:style style:name="T107" style:family="text">
      <style:text-properties officeooo:rsid="00f00528"/>
    </style:style>
    <style:style style:name="T108" style:family="text">
      <style:text-properties officeooo:rsid="00f1ea18"/>
    </style:style>
    <style:style style:name="T109" style:family="text">
      <style:text-properties officeooo:rsid="00f2a74f"/>
    </style:style>
    <style:style style:name="T110" style:family="text">
      <style:text-properties officeooo:rsid="00f2d3c7"/>
    </style:style>
    <style:style style:name="T111" style:family="text">
      <style:text-properties officeooo:rsid="00fbfbfb"/>
    </style:style>
    <style:style style:name="T112" style:family="text">
      <style:text-properties officeooo:rsid="00fd5a1f"/>
    </style:style>
    <style:style style:name="T113" style:family="text">
      <style:text-properties officeooo:rsid="01024800"/>
    </style:style>
    <style:style style:name="T114" style:family="text">
      <style:text-properties officeooo:rsid="01027b8e"/>
    </style:style>
    <style:style style:name="T115" style:family="text">
      <style:text-properties officeooo:rsid="010701d2"/>
    </style:style>
    <style:style style:name="T116" style:family="text">
      <style:text-properties officeooo:rsid="01126bd1"/>
    </style:style>
    <style:style style:name="T117" style:family="text">
      <style:text-properties officeooo:rsid="011309ce"/>
    </style:style>
    <style:style style:name="T118" style:family="text">
      <style:text-properties officeooo:rsid="011470ca"/>
    </style:style>
    <style:style style:name="T119" style:family="text">
      <style:text-properties officeooo:rsid="0114f08e"/>
    </style:style>
    <style:style style:name="T120" style:family="text">
      <style:text-properties officeooo:rsid="0115d0d5"/>
    </style:style>
    <style:style style:name="T121" style:family="text">
      <style:text-properties officeooo:rsid="0124b59f"/>
    </style:style>
    <style:style style:name="T122" style:family="text">
      <style:text-properties officeooo:rsid="0125ff09"/>
    </style:style>
    <style:style style:name="T123" style:family="text">
      <style:text-properties officeooo:rsid="0127af30"/>
    </style:style>
    <style:style style:name="T124" style:family="text">
      <style:text-properties officeooo:rsid="0127e4c1"/>
    </style:style>
    <style:style style:name="T125" style:family="text">
      <style:text-properties officeooo:rsid="01284c57"/>
    </style:style>
    <style:style style:name="T126" style:family="text">
      <style:text-properties officeooo:rsid="0129d647"/>
    </style:style>
    <style:style style:name="T127" style:family="text">
      <style:text-properties officeooo:rsid="012dd70d"/>
    </style:style>
    <style:style style:name="T128" style:family="text">
      <style:text-properties officeooo:rsid="012fa5aa"/>
    </style:style>
    <style:style style:name="T129" style:family="text">
      <style:text-properties officeooo:rsid="013050db"/>
    </style:style>
    <style:style style:name="T130" style:family="text">
      <style:text-properties officeooo:rsid="01321059"/>
    </style:style>
    <style:style style:name="T131" style:family="text">
      <style:text-properties officeooo:rsid="0142dd96"/>
    </style:style>
    <style:style style:name="T132" style:family="text">
      <style:text-properties officeooo:rsid="0143dbdb"/>
    </style:style>
    <style:style style:name="T133" style:family="text">
      <style:text-properties officeooo:rsid="01441f05"/>
    </style:style>
    <style:style style:name="T134" style:family="text">
      <style:text-properties officeooo:rsid="0144f60e"/>
    </style:style>
    <style:style style:name="T135" style:family="text">
      <style:text-properties officeooo:rsid="014609bc"/>
    </style:style>
    <style:style style:name="T136" style:family="text">
      <style:text-properties officeooo:rsid="0146c159"/>
    </style:style>
    <style:style style:name="T137" style:family="text">
      <style:text-properties officeooo:rsid="0150ef16"/>
    </style:style>
    <style:style style:name="T138" style:family="text">
      <style:text-properties officeooo:rsid="01525ac1"/>
    </style:style>
    <style:style style:name="T139" style:family="text">
      <style:text-properties officeooo:rsid="015890ef"/>
    </style:style>
    <style:style style:name="T140" style:family="text">
      <style:text-properties fo:font-weight="normal" officeooo:rsid="0111e00b" style:font-weight-asian="normal" style:font-weight-complex="normal"/>
    </style:style>
    <style:style style:name="T141" style:family="text">
      <style:text-properties fo:font-weight="normal" officeooo:rsid="01437234" style:font-weight-asian="normal" style:font-weight-complex="normal"/>
    </style:style>
    <style:style style:name="T142" style:family="text">
      <style:text-properties fo:font-weight="normal" officeooo:rsid="02cb939b" style:font-weight-asian="normal" style:font-weight-complex="normal"/>
    </style:style>
    <style:style style:name="T143" style:family="text">
      <style:text-properties fo:font-weight="normal" officeooo:rsid="02ce7edf" style:font-weight-asian="normal" style:font-weight-complex="normal"/>
    </style:style>
    <style:style style:name="T144" style:family="text">
      <style:text-properties fo:font-weight="normal" officeooo:rsid="02cf5a7e" style:font-weight-asian="normal" style:font-weight-complex="normal"/>
    </style:style>
    <style:style style:name="T145" style:family="text">
      <style:text-properties officeooo:rsid="017637c5"/>
    </style:style>
    <style:style style:name="T146" style:family="text">
      <style:text-properties officeooo:rsid="0178a351"/>
    </style:style>
    <style:style style:name="T147" style:family="text">
      <style:text-properties officeooo:rsid="017d0e3b"/>
    </style:style>
    <style:style style:name="T148" style:family="text">
      <style:text-properties officeooo:rsid="017ee4e5"/>
    </style:style>
    <style:style style:name="T149" style:family="text">
      <style:text-properties officeooo:rsid="0182cd9c"/>
    </style:style>
    <style:style style:name="T150" style:family="text">
      <style:text-properties officeooo:rsid="01856464"/>
    </style:style>
    <style:style style:name="T151" style:family="text">
      <style:text-properties officeooo:rsid="0189f38d"/>
    </style:style>
    <style:style style:name="T152" style:family="text">
      <style:text-properties officeooo:rsid="018bf42a"/>
    </style:style>
    <style:style style:name="T153" style:family="text">
      <style:text-properties officeooo:rsid="018d042f"/>
    </style:style>
    <style:style style:name="T154" style:family="text">
      <style:text-properties officeooo:rsid="01906752"/>
    </style:style>
    <style:style style:name="T155" style:family="text">
      <style:text-properties officeooo:rsid="01a6c8ae"/>
    </style:style>
    <style:style style:name="T156" style:family="text">
      <style:text-properties officeooo:rsid="01a6fa24"/>
    </style:style>
    <style:style style:name="T157" style:family="text">
      <style:text-properties officeooo:rsid="01aec212"/>
    </style:style>
    <style:style style:name="T158" style:family="text">
      <style:text-properties officeooo:rsid="01b361aa"/>
    </style:style>
    <style:style style:name="T159" style:family="text">
      <style:text-properties officeooo:rsid="01b6b57b"/>
    </style:style>
    <style:style style:name="T160" style:family="text">
      <style:text-properties officeooo:rsid="01b8b211"/>
    </style:style>
    <style:style style:name="T161" style:family="text">
      <style:text-properties officeooo:rsid="01bd74c0"/>
    </style:style>
    <style:style style:name="T162" style:family="text">
      <style:text-properties officeooo:rsid="01c20d3d"/>
    </style:style>
    <style:style style:name="T163" style:family="text">
      <style:text-properties officeooo:rsid="01c255a9"/>
    </style:style>
    <style:style style:name="T164" style:family="text">
      <style:text-properties officeooo:rsid="01c50750"/>
    </style:style>
    <style:style style:name="T165" style:family="text">
      <style:text-properties officeooo:rsid="01c6cfe3"/>
    </style:style>
    <style:style style:name="T166" style:family="text">
      <style:text-properties officeooo:rsid="01c8cedd"/>
    </style:style>
    <style:style style:name="T167" style:family="text">
      <style:text-properties officeooo:rsid="01c9f982"/>
    </style:style>
    <style:style style:name="T168" style:family="text">
      <style:text-properties officeooo:rsid="01ce8fcd"/>
    </style:style>
    <style:style style:name="T169" style:family="text">
      <style:text-properties officeooo:rsid="01d02fd3"/>
    </style:style>
    <style:style style:name="T170" style:family="text">
      <style:text-properties officeooo:rsid="01d0f0f1"/>
    </style:style>
    <style:style style:name="T171" style:family="text">
      <style:text-properties officeooo:rsid="01d22399"/>
    </style:style>
    <style:style style:name="T172" style:family="text">
      <style:text-properties officeooo:rsid="01d478b3"/>
    </style:style>
    <style:style style:name="T173" style:family="text">
      <style:text-properties officeooo:rsid="01df6115"/>
    </style:style>
    <style:style style:name="T174" style:family="text">
      <style:text-properties officeooo:rsid="01dfd689"/>
    </style:style>
    <style:style style:name="T175" style:family="text">
      <style:text-properties officeooo:rsid="01e32fe3"/>
    </style:style>
    <style:style style:name="T176" style:family="text">
      <style:text-properties officeooo:rsid="01e44ffa"/>
    </style:style>
    <style:style style:name="T177" style:family="text">
      <style:text-properties officeooo:rsid="01e4ee4a"/>
    </style:style>
    <style:style style:name="T178" style:family="text">
      <style:text-properties officeooo:rsid="01edde58"/>
    </style:style>
    <style:style style:name="T179" style:family="text">
      <style:text-properties officeooo:rsid="01efdb17"/>
    </style:style>
    <style:style style:name="T180" style:family="text">
      <style:text-properties officeooo:rsid="01f2d097"/>
    </style:style>
    <style:style style:name="T181" style:family="text">
      <style:text-properties officeooo:rsid="01f484e5"/>
    </style:style>
    <style:style style:name="T182" style:family="text">
      <style:text-properties officeooo:rsid="01f65149"/>
    </style:style>
    <style:style style:name="T183" style:family="text">
      <style:text-properties officeooo:rsid="01f82087"/>
    </style:style>
    <style:style style:name="T184" style:family="text">
      <style:text-properties officeooo:rsid="01fc9c67"/>
    </style:style>
    <style:style style:name="T185" style:family="text">
      <style:text-properties officeooo:rsid="01fe63ba"/>
    </style:style>
    <style:style style:name="T186" style:family="text">
      <style:text-properties officeooo:rsid="0200a519"/>
    </style:style>
    <style:style style:name="T187" style:family="text">
      <style:text-properties officeooo:rsid="0201368e"/>
    </style:style>
    <style:style style:name="T188" style:family="text">
      <style:text-properties officeooo:rsid="0209ffcb"/>
    </style:style>
    <style:style style:name="T189" style:family="text">
      <style:text-properties officeooo:rsid="020a353b"/>
    </style:style>
    <style:style style:name="T190" style:family="text">
      <style:text-properties officeooo:rsid="020c59c7"/>
    </style:style>
    <style:style style:name="T191" style:family="text">
      <style:text-properties officeooo:rsid="020c8348"/>
    </style:style>
    <style:style style:name="T192" style:family="text">
      <style:text-properties officeooo:rsid="020e1bb8"/>
    </style:style>
    <style:style style:name="T193" style:family="text">
      <style:text-properties officeooo:rsid="02130622"/>
    </style:style>
    <style:style style:name="T194" style:family="text">
      <style:text-properties officeooo:rsid="021420f9"/>
    </style:style>
    <style:style style:name="T195" style:family="text">
      <style:text-properties officeooo:rsid="021613de"/>
    </style:style>
    <style:style style:name="T196" style:family="text">
      <style:text-properties officeooo:rsid="0217c088"/>
    </style:style>
    <style:style style:name="T197" style:family="text">
      <style:text-properties officeooo:rsid="021a9da7"/>
    </style:style>
    <style:style style:name="T198" style:family="text">
      <style:text-properties officeooo:rsid="021be32d"/>
    </style:style>
    <style:style style:name="T199" style:family="text">
      <style:text-properties officeooo:rsid="021dc695"/>
    </style:style>
    <style:style style:name="T200" style:family="text">
      <style:text-properties officeooo:rsid="021e39de"/>
    </style:style>
    <style:style style:name="T201" style:family="text">
      <style:text-properties officeooo:rsid="02231ad9"/>
    </style:style>
    <style:style style:name="T202" style:family="text">
      <style:text-properties officeooo:rsid="02235a3f"/>
    </style:style>
    <style:style style:name="T203" style:family="text">
      <style:text-properties officeooo:rsid="0228cecb"/>
    </style:style>
    <style:style style:name="T204" style:family="text">
      <style:text-properties officeooo:rsid="022a7e84"/>
    </style:style>
    <style:style style:name="T205" style:family="text">
      <style:text-properties officeooo:rsid="022bff2a"/>
    </style:style>
    <style:style style:name="T206" style:family="text">
      <style:text-properties officeooo:rsid="022d7c9d"/>
    </style:style>
    <style:style style:name="T207" style:family="text">
      <style:text-properties officeooo:rsid="022e9ec3"/>
    </style:style>
    <style:style style:name="T208" style:family="text">
      <style:text-properties officeooo:rsid="022fbc51"/>
    </style:style>
    <style:style style:name="T209" style:family="text">
      <style:text-properties officeooo:rsid="0231362f"/>
    </style:style>
    <style:style style:name="T210" style:family="text">
      <style:text-properties officeooo:rsid="02349f33"/>
    </style:style>
    <style:style style:name="T211" style:family="text">
      <style:text-properties officeooo:rsid="0235537c"/>
    </style:style>
    <style:style style:name="T212" style:family="text">
      <style:text-properties officeooo:rsid="02368ef4"/>
    </style:style>
    <style:style style:name="T213" style:family="text">
      <style:text-properties officeooo:rsid="02385aa2"/>
    </style:style>
    <style:style style:name="T214" style:family="text">
      <style:text-properties officeooo:rsid="02387e14"/>
    </style:style>
    <style:style style:name="T215" style:family="text">
      <style:text-properties officeooo:rsid="023cecfa"/>
    </style:style>
    <style:style style:name="T216" style:family="text">
      <style:text-properties officeooo:rsid="0241f6e7"/>
    </style:style>
    <style:style style:name="T217" style:family="text">
      <style:text-properties officeooo:rsid="024b22fd"/>
    </style:style>
    <style:style style:name="T218" style:family="text">
      <style:text-properties officeooo:rsid="024e17c7"/>
    </style:style>
    <style:style style:name="T219" style:family="text">
      <style:text-properties officeooo:rsid="0255f5f2"/>
    </style:style>
    <style:style style:name="T220" style:family="text">
      <style:text-properties officeooo:rsid="025ae532"/>
    </style:style>
    <style:style style:name="T221" style:family="text">
      <style:text-properties officeooo:rsid="025bc6c7"/>
    </style:style>
    <style:style style:name="T222" style:family="text">
      <style:text-properties fo:font-size="14pt" style:font-size-asian="14pt" style:font-size-complex="14pt"/>
    </style:style>
    <style:style style:name="T223" style:family="text">
      <style:text-properties fo:font-size="14pt" officeooo:rsid="025cee19" style:font-size-asian="14pt" style:font-size-complex="14pt"/>
    </style:style>
    <style:style style:name="T224" style:family="text">
      <style:text-properties officeooo:rsid="026027b4"/>
    </style:style>
    <style:style style:name="T225" style:family="text">
      <style:text-properties officeooo:rsid="02621123"/>
    </style:style>
    <style:style style:name="T226" style:family="text">
      <style:text-properties officeooo:rsid="0264382a"/>
    </style:style>
    <style:style style:name="T227" style:family="text">
      <style:text-properties officeooo:rsid="0264caff"/>
    </style:style>
    <style:style style:name="T228" style:family="text">
      <style:text-properties officeooo:rsid="02656716"/>
    </style:style>
    <style:style style:name="T229" style:family="text">
      <style:text-properties officeooo:rsid="026610fe"/>
    </style:style>
    <style:style style:name="T230" style:family="text">
      <style:text-properties officeooo:rsid="02662d62"/>
    </style:style>
    <style:style style:name="T231" style:family="text">
      <style:text-properties officeooo:rsid="02674b7b"/>
    </style:style>
    <style:style style:name="T232" style:family="text">
      <style:text-properties officeooo:rsid="026d782a"/>
    </style:style>
    <style:style style:name="T233" style:family="text">
      <style:text-properties officeooo:rsid="026e7c51"/>
    </style:style>
    <style:style style:name="T234" style:family="text">
      <style:text-properties officeooo:rsid="027602db"/>
    </style:style>
    <style:style style:name="T235" style:family="text">
      <style:text-properties officeooo:rsid="0277bc91"/>
    </style:style>
    <style:style style:name="T236" style:family="text">
      <style:text-properties officeooo:rsid="02799a88"/>
    </style:style>
    <style:style style:name="T237" style:family="text">
      <style:text-properties officeooo:rsid="027eefd2"/>
    </style:style>
    <style:style style:name="T238" style:family="text">
      <style:text-properties officeooo:rsid="02806690"/>
    </style:style>
    <style:style style:name="T239" style:family="text">
      <style:text-properties officeooo:rsid="02822977"/>
    </style:style>
    <style:style style:name="T240" style:family="text">
      <style:text-properties officeooo:rsid="0284d3dd"/>
    </style:style>
    <style:style style:name="T241" style:family="text">
      <style:text-properties officeooo:rsid="028503b7"/>
    </style:style>
    <style:style style:name="T242" style:family="text">
      <style:text-properties officeooo:rsid="02886b17"/>
    </style:style>
    <style:style style:name="T243" style:family="text">
      <style:text-properties officeooo:rsid="028943c0"/>
    </style:style>
    <style:style style:name="T244" style:family="text">
      <style:text-properties officeooo:rsid="028ae5c4"/>
    </style:style>
    <style:style style:name="T245" style:family="text">
      <style:text-properties officeooo:rsid="028e5ccf"/>
    </style:style>
    <style:style style:name="T246" style:family="text">
      <style:text-properties officeooo:rsid="028f889e"/>
    </style:style>
    <style:style style:name="T247" style:family="text">
      <style:text-properties officeooo:rsid="0290149c"/>
    </style:style>
    <style:style style:name="T248" style:family="text">
      <style:text-properties officeooo:rsid="0291a64a"/>
    </style:style>
    <style:style style:name="T249" style:family="text">
      <style:text-properties officeooo:rsid="0292eb3b"/>
    </style:style>
    <style:style style:name="T250" style:family="text">
      <style:text-properties officeooo:rsid="029497f5"/>
    </style:style>
    <style:style style:name="T251" style:family="text">
      <style:text-properties officeooo:rsid="0294f7bf"/>
    </style:style>
    <style:style style:name="T252" style:family="text">
      <style:text-properties officeooo:rsid="029a6718"/>
    </style:style>
    <style:style style:name="T253" style:family="text">
      <style:text-properties officeooo:rsid="029b4c5a"/>
    </style:style>
    <style:style style:name="T254" style:family="text">
      <style:text-properties officeooo:rsid="029ce4e2"/>
    </style:style>
    <style:style style:name="T255" style:family="text">
      <style:text-properties officeooo:rsid="029db4c0"/>
    </style:style>
    <style:style style:name="T256" style:family="text">
      <style:text-properties officeooo:rsid="02a2a4a7"/>
    </style:style>
    <style:style style:name="T257" style:family="text">
      <style:text-properties officeooo:rsid="02a5b737"/>
    </style:style>
    <style:style style:name="T258" style:family="text">
      <style:text-properties officeooo:rsid="02ac43b0"/>
    </style:style>
    <style:style style:name="T259" style:family="text">
      <style:text-properties officeooo:rsid="02ad96ab"/>
    </style:style>
    <style:style style:name="T260" style:family="text">
      <style:text-properties officeooo:rsid="02ca6c9d"/>
    </style:style>
    <style:style style:name="T261" style:family="text">
      <style:text-properties officeooo:rsid="01a001a5"/>
    </style:style>
    <style:style style:name="T262" style:family="text">
      <style:text-properties officeooo:rsid="02ca80a9"/>
    </style:style>
    <style:style style:name="T263" style:family="text">
      <style:text-properties officeooo:rsid="02cb939b"/>
    </style:style>
    <style:style style:name="T264" style:family="text">
      <style:text-properties officeooo:rsid="02cc68f7"/>
    </style:style>
    <style:style style:name="T265" style:family="text">
      <style:text-properties officeooo:rsid="02d5f8d4"/>
    </style:style>
    <style:style style:name="T266" style:family="text">
      <style:text-properties officeooo:rsid="02d77695"/>
    </style:style>
    <style:style style:name="T267" style:family="text">
      <style:text-properties officeooo:rsid="02da8829"/>
    </style:style>
    <style:style style:name="T268" style:family="text">
      <style:text-properties officeooo:rsid="02daea98"/>
    </style:style>
    <style:style style:name="T269" style:family="text">
      <style:text-properties officeooo:rsid="02dcc0fe"/>
    </style:style>
    <style:style style:name="T270" style:family="text">
      <style:text-properties officeooo:rsid="02de0761"/>
    </style:style>
    <style:style style:name="T271" style:family="text">
      <style:text-properties officeooo:rsid="02e6cdae"/>
    </style:style>
    <style:style style:name="T272" style:family="text">
      <style:text-properties officeooo:rsid="02e77283"/>
    </style:style>
    <style:style style:name="T273" style:family="text">
      <style:text-properties officeooo:rsid="02f00b4c"/>
    </style:style>
    <style:style style:name="T274" style:family="text">
      <style:text-properties officeooo:rsid="02f0bcaf"/>
    </style:style>
    <style:style style:name="T275" style:family="text">
      <style:text-properties officeooo:rsid="02f26796"/>
    </style:style>
    <style:style style:name="T276" style:family="text">
      <style:text-properties officeooo:rsid="02f2934b"/>
    </style:style>
    <style:style style:name="T277" style:family="text">
      <style:text-properties officeooo:rsid="02f4f7ae"/>
    </style:style>
    <style:style style:name="T278" style:family="text">
      <style:text-properties officeooo:rsid="02f58acb"/>
    </style:style>
    <style:style style:name="T279" style:family="text">
      <style:text-properties officeooo:rsid="02f8c48d"/>
    </style:style>
    <style:style style:name="T280" style:family="text">
      <style:text-properties officeooo:rsid="02f9da2a"/>
    </style:style>
    <style:style style:name="T281" style:family="text">
      <style:text-properties officeooo:rsid="02f9f7de"/>
    </style:style>
    <style:style style:name="T282" style:family="text">
      <style:text-properties officeooo:rsid="02fac4b5"/>
    </style:style>
    <style:style style:name="T283" style:family="text">
      <style:text-properties officeooo:rsid="02fbb712"/>
    </style:style>
    <style:style style:name="T284" style:family="text">
      <style:text-properties officeooo:rsid="02fcf45a"/>
    </style:style>
    <style:style style:name="T285" style:family="text">
      <style:text-properties officeooo:rsid="02fe8fea"/>
    </style:style>
    <style:style style:name="T286" style:family="text">
      <style:text-properties officeooo:rsid="0300c591"/>
    </style:style>
    <style:style style:name="T287" style:family="text">
      <style:text-properties officeooo:rsid="03026b31"/>
    </style:style>
    <style:style style:name="T288" style:family="text">
      <style:text-properties officeooo:rsid="030328f4"/>
    </style:style>
    <style:style style:name="T289" style:family="text">
      <style:text-properties officeooo:rsid="0304eb05"/>
    </style:style>
    <style:style style:name="T290" style:family="text">
      <style:text-properties officeooo:rsid="0306bbe5"/>
    </style:style>
    <style:style style:name="T291" style:family="text">
      <style:text-properties officeooo:rsid="03085f73"/>
    </style:style>
    <style:style style:name="T292" style:family="text">
      <style:text-properties officeooo:rsid="0309fe13"/>
    </style:style>
    <style:style style:name="T293" style:family="text">
      <style:text-properties officeooo:rsid="030b6ea8"/>
    </style:style>
    <style:style style:name="T294" style:family="text">
      <style:text-properties officeooo:rsid="030cc592"/>
    </style:style>
    <style:style style:name="T295" style:family="text">
      <style:text-properties officeooo:rsid="030eee0c"/>
    </style:style>
    <style:style style:name="T296" style:family="text">
      <style:text-properties officeooo:rsid="030f8788"/>
    </style:style>
    <style:style style:name="T297" style:family="text">
      <style:text-properties officeooo:rsid="031299ec"/>
    </style:style>
    <style:style style:name="T298" style:family="text">
      <style:text-properties officeooo:rsid="0316f3dd"/>
    </style:style>
    <style:style style:name="T299" style:family="text">
      <style:text-properties officeooo:rsid="03185632"/>
    </style:style>
    <style:style style:name="T300" style:family="text">
      <style:text-properties officeooo:rsid="03194d6c"/>
    </style:style>
    <style:style style:name="T301" style:family="text">
      <style:text-properties officeooo:rsid="031c4a7a"/>
    </style:style>
    <style:style style:name="T302" style:family="text">
      <style:text-properties officeooo:rsid="031e6342"/>
    </style:style>
    <style:style style:name="T303" style:family="text">
      <style:text-properties officeooo:rsid="031f8504"/>
    </style:style>
    <style:style style:name="T304" style:family="text">
      <style:text-properties officeooo:rsid="0321eadc"/>
    </style:style>
    <style:style style:name="T305" style:family="text">
      <style:text-properties officeooo:rsid="0323c034"/>
    </style:style>
    <style:style style:name="T306" style:family="text">
      <style:text-properties officeooo:rsid="0325db29"/>
    </style:style>
    <style:style style:name="T307" style:family="text">
      <style:text-properties officeooo:rsid="0327c842"/>
    </style:style>
    <style:style style:name="T308" style:family="text">
      <style:text-properties officeooo:rsid="032bace7"/>
    </style:style>
    <style:style style:name="T309" style:family="text">
      <style:text-properties officeooo:rsid="032d0293"/>
    </style:style>
    <style:style style:name="T310" style:family="text">
      <style:text-properties officeooo:rsid="0333bb70"/>
    </style:style>
    <style:style style:name="T311" style:family="text">
      <style:text-properties officeooo:rsid="0336494a"/>
    </style:style>
    <style:style style:name="T312" style:family="text">
      <style:text-properties officeooo:rsid="0337eebc"/>
    </style:style>
    <style:style style:name="T313" style:family="text">
      <style:text-properties officeooo:rsid="033ace00"/>
    </style:style>
    <style:style style:name="T314" style:family="text">
      <style:text-properties officeooo:rsid="033be2ef"/>
    </style:style>
    <style:style style:name="T315" style:family="text">
      <style:text-properties officeooo:rsid="033f6e42"/>
    </style:style>
    <style:style style:name="T316" style:family="text">
      <style:text-properties officeooo:rsid="034c74b1"/>
    </style:style>
    <style:style style:name="T317" style:family="text">
      <style:text-properties officeooo:rsid="0350981a"/>
    </style:style>
    <style:style style:name="T318" style:family="text">
      <style:text-properties officeooo:rsid="0352924c"/>
    </style:style>
    <style:style style:name="T319" style:family="text">
      <style:text-properties officeooo:rsid="03531be4"/>
    </style:style>
    <style:style style:name="T320" style:family="text">
      <style:text-properties officeooo:rsid="03540460"/>
    </style:style>
    <style:style style:name="T321" style:family="text">
      <style:text-properties officeooo:rsid="0355cb6b"/>
    </style:style>
    <style:style style:name="T322" style:family="text">
      <style:text-properties officeooo:rsid="0359bf27"/>
    </style:style>
    <style:style style:name="T323" style:family="text">
      <style:text-properties officeooo:rsid="035d2bd6"/>
    </style:style>
    <style:style style:name="T324" style:family="text">
      <style:text-properties officeooo:rsid="035ed62c"/>
    </style:style>
    <style:style style:name="T325" style:family="text">
      <style:text-properties officeooo:rsid="03606af9"/>
    </style:style>
    <style:style style:name="T326" style:family="text">
      <style:text-properties officeooo:rsid="0361afbf"/>
    </style:style>
    <style:style style:name="T327" style:family="text">
      <style:text-properties officeooo:rsid="03622392"/>
    </style:style>
    <style:style style:name="T328" style:family="text">
      <style:text-properties officeooo:rsid="03629efe"/>
    </style:style>
    <style:style style:name="T329" style:family="text">
      <style:text-properties officeooo:rsid="03637cc2"/>
    </style:style>
    <style:style style:name="T330" style:family="text">
      <style:text-properties officeooo:rsid="0363b896"/>
    </style:style>
    <style:style style:name="T331" style:family="text">
      <style:text-properties officeooo:rsid="0364cc32"/>
    </style:style>
    <style:style style:name="T332" style:family="text">
      <style:text-properties officeooo:rsid="036903ea"/>
    </style:style>
    <style:style style:name="T333" style:family="text">
      <style:text-properties officeooo:rsid="036a9c6f"/>
    </style:style>
    <style:style style:name="T334" style:family="text">
      <style:text-properties officeooo:rsid="036e18f6"/>
    </style:style>
    <style:style style:name="T335" style:family="text">
      <style:text-properties officeooo:rsid="036fa828"/>
    </style:style>
    <style:style style:name="T336" style:family="text">
      <style:text-properties officeooo:rsid="037183d6"/>
    </style:style>
    <style:style style:name="T337" style:family="text">
      <style:text-properties officeooo:rsid="0372e2a1"/>
    </style:style>
    <style:style style:name="T338" style:family="text">
      <style:text-properties officeooo:rsid="0382b1c8"/>
    </style:style>
    <style:style style:name="T339" style:family="text">
      <style:text-properties officeooo:rsid="038d61b0"/>
    </style:style>
    <style:style style:name="T340" style:family="text">
      <style:text-properties officeooo:rsid="038de0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4">Konzeptdokumentation</text:p>
      <text:p text:style-name="P114">von Erwin Oudomvylay und Thanh Pham</text:p>
      <text:p text:style-name="P28"/>
      <text:p text:style-name="P115">Einleitung</text:p>
      <text:p text:style-name="P32">Wir haben uns überlegt, dass wir eine Experience im <text:span text:style-name="T295">Berich </text:span>„Unterdrückung“ ansprechen wollen. Dabei soll die Message der Mechanic sein, dass man <text:span text:style-name="T37">während der </text:span>Unterdückung beschränkt ist, was <text:span text:style-name="T38">die </text:span><text:span text:style-name="T39">Steuerung </text:span>angeht. <text:span text:style-name="T296">Spricht, </text:span><text:span text:style-name="T2">man kann </text:span><text:span text:style-name="T4">nur </text:span><text:span text:style-name="T2">in bestimmte Richtungen laufen und man darf sich nicht schneller fortbewegen </text:span><text:span text:style-name="T4">als man eigentlich will</text:span><text:span text:style-name="T2">.</text:span></text:p>
      <text:p text:style-name="P30"/>
      <text:p text:style-name="P30"><text:span text:style-name="T3">Ebenfalls soll die Situationen der </text:span><text:span text:style-name="T65">individuellen </text:span><text:span text:style-name="T3">Charaktere in Form von Dialogen dargestellt werden, weshalb sehr viel Wert auf die Erstellung </text:span><text:span text:style-name="T42">vom Dialogsystem</text:span><text:span text:style-name="T3"> gelegt </text:span><text:span text:style-name="T64">wurde</text:span><text:span text:style-name="T3">. </text:span><text:span text:style-name="T5">Auf World Building und die </text:span><text:span text:style-name="T6">dabei entstehende </text:span><text:span text:style-name="T5">Erschaffung der Welt war die Priorität sehr hoch.</text:span></text:p>
      <text:p text:style-name="P43"/>
      <text:p text:style-name="P44">Wir wollten einen Kontrast am Anfang und am Ende des Spiels haben. Am Anfang hat man die komplette Kontrolle über den Charakter und man kann sich frei rumbewegen.</text:p>
      <text:p text:style-name="P44">Im zweiten Level ist man direkt beschränkt.</text:p>
      <text:p text:style-name="P44">Am Ende hat man wieder die Kontrolle über den Character.</text:p>
      <text:p text:style-name="P43"/>
      <text:p text:style-name="P40">Somit ist die Idee für ein Top-Down 2D Exploration in den Sinn gekommen. Man hat vier verschiedene Richtungen und man muss nach dem Hauptziel suchen. Wenn man mit NPCs spricht, geben sie einem Tipps, was man <text:span text:style-name="T62">ungefähr </text:span>als nächstes machen soll.</text:p>
      <text:p text:style-name="P31"/>
      <text:p text:style-name="P31"/>
      <text:p text:style-name="P116">Geschichte</text:p>
      <text:p text:style-name="P37">Am Anfang der Zeit war die Welt einst, alle haben in kompletter Balance gelebt. Jedes Dorf war unabhängig von anderen und niemand wollte in die Affäre <text:span text:style-name="T46">a</text:span>nderer eingreifen.</text:p>
      <text:p text:style-name="P37"/>
      <text:p text:style-name="P37">Dies <text:span text:style-name="T43">hat angehalten</text:span>, bis <text:span text:style-name="T43">die ersten </text:span>Kristalle auf der Welt entdeckt <text:span text:style-name="T43">wurden</text:span>. <text:span text:style-name="T48">Es besteht aus 8 Elementen, die andere Eigenschaften mit sich geben. </text:span>Diese besaßen Kräfte Jenseits der Welt; Mit dieser Kraft konnte man <text:span text:style-name="T44">andere überzwingen und unterdrücken.</text:span></text:p>
      <text:p text:style-name="P35"><text:span text:style-name="T45">Durch die Konkurrenz vermehrte sich die Interesse und der Anreiz mehrerer Menschen. Dies löste negativen Emotionen auf die Welt aus. </text:span><text:span text:style-name="T50">Dadurch</text:span><text:span text:style-name="T45"> kam ein Überwesen, der dies alles beenden wollte, damit die Balance der Welt erhalten bleibt: Der Dämonenlord.</text:span></text:p>
      <text:p text:style-name="P35"/>
      <text:p text:style-name="P36"><text:span text:style-name="T47">Niemand war zufrienden mit dem Dämonenlord, da er als böse angesehen wurde </text:span><text:span text:style-name="T273">und </text:span><text:span text:style-name="T47">die ganze Kraft für sich haben </text:span><text:span text:style-name="T273">wolle</text:span><text:span text:style-name="T47">. </text:span><text:span text:style-name="T48">Aufgrunddessen haben sich alle zusammengetan und nur die </text:span><text:span text:style-name="T51">Q</text:span><text:span text:style-name="T48">ualifiziertesten wurden auserwählt, gegen den Dämonenlord zu kämpfen: Die vier Legenden.</text:span></text:p>
      <text:p text:style-name="P36"/>
      <text:p text:style-name="P37"><text:span text:style-name="T49">Am Ende des alten Zeitalters kämpften sie zu viert gegen ihn. </text:span><text:span text:style-name="T52">Nur mit der Macht der</text:span><text:span text:style-name="T57"> </text:span><text:span text:style-name="T274">verschmolzenen </text:span><text:span text:style-name="T52">Kristalle konnte der Dämonenlord versiegelt werden. </text:span><text:span text:style-name="T55">Jedoch gab es kein Ende ohne Unfälle;</text:span><text:span text:style-name="T52"> </text:span><text:span text:style-name="T56">Durch die Verschmelzung der Kristalle kam es zu einem starken Impuls, </text:span><text:span text:style-name="T58">so</text:span><text:span text:style-name="T56">dass alle vier gefallen sind</text:span><text:span text:style-name="T52">.</text:span></text:p>
      <text:p text:style-name="P37"/>
      <text:p text:style-name="P37"><text:span text:style-name="T54">D</text:span><text:span text:style-name="T52">ie Kristalle wurden in viele einzelne Fragmente aufgeteilt. </text:span><text:span text:style-name="T53">Nun sind sie überall in der Welt verteilt, jedoch sind die meisten </text:span><text:span text:style-name="T59">bis heute </text:span><text:span text:style-name="T53">unentdeckt. </text:span><text:span text:style-name="T276">Bis heute leben die meisten in Harmonie und Balance</text:span><text:span text:style-name="T60">, </text:span><text:span text:style-name="T275">jedoch gibt es noch einige, die sich nach den Kristallen sehnen und diese ergattern wollen.</text:span></text:p>
      <text:p text:style-name="P117">Steuerung</text:p>
      <text:p text:style-name="P39">Die Steuerung wird direkt am Anfang des Title Screens gezeigt, welches man mit der linken Shifttaste ein- oder ausblenden kann. <text:span text:style-name="T61">Im Default wird die </text:span><text:span text:style-name="T297">Steuerung</text:span><text:span text:style-name="T61"> angezeigt für den Fall, dass man das Spiel startet, ohne einen Blick auf die Steuerung gehabt zu haben.</text:span></text:p>
      <text:p text:style-name="P39"/>
      <text:p text:style-name="P39">Mit der Leertaste oder der Z-Taste kann man Aktionen vollführen (z.B. bestätigen, untersuchen, sprechen etc.).</text:p>
      <text:p text:style-name="P38">Mit WASD oder den Pfeiltasten kann man den Player bewegen.</text:p>
      <text:p text:style-name="P45">Mit der linken Shift<text:span text:style-name="T71">t</text:span>aste <text:span text:style-name="T71">gehalt gedrückt </text:span>kann man sprinten.</text:p>
      <text:p text:style-name="P45"/>
      <text:p text:style-name="P42"><text:span text:style-name="T74">Die</text:span><text:span text:style-name="T70"> </text:span><text:span text:style-name="T74">Bewegungss</text:span><text:span text:style-name="T70">teuerung WASD wurde genommen, da dies die Standardsteuerung in PC Games ist.</text:span></text:p>
      <text:p text:style-name="P42"><text:span text:style-name="T298">Dementsprechend wurde </text:span><text:span text:style-name="T73">wurde </text:span><text:span text:style-name="T298">z</text:span><text:span text:style-name="T73">um Bestätigen </text:span><text:span text:style-name="T298">für </text:span><text:span text:style-name="T73">die Leertaste entschieden, </text:span><text:span text:style-name="T301">da man mit WASD in der Regel die Leertaste als Sprungstaste verwerndet</text:span><text:span text:style-name="T73">. </text:span><text:span text:style-name="T77">Da d</text:span><text:span text:style-name="T75">ies ein 2D Top-Down Spiel ist und </text:span><text:span text:style-name="T84">in </text:span><text:span text:style-name="T300">dem Genre </text:span><text:span text:style-name="T85">in </text:span><text:span text:style-name="T75">den seltensten Fällen keine Sprungmechani</text:span><text:span text:style-name="T76">k</text:span><text:span text:style-name="T75"> </text:span><text:span text:style-name="T299">existiert</text:span><text:span text:style-name="T75">, </text:span><text:span text:style-name="T82">wurde für die Leertaste entschieden</text:span><text:span text:style-name="T75">.</text:span></text:p>
      <text:p text:style-name="P38"/>
      <text:p text:style-name="P47">Schon mit dem <text:span text:style-name="T83">Title Screen</text:span> hat man einen guten Überblick, was die Steuerung ist. <text:span text:style-name="T72">Mit den auf dem Title Screen stehenden Tasten muss man fortfahren, damit man mit dem Spiel anfangen kann.</text:span></text:p>
      <text:p text:style-name="P47">Die einzige Ausnahme wäre die Z-Taste, die im Folgenden Abschnitt näher erläuter wird, weshalb für diese Taste entschieden wurde.</text:p>
      <text:p text:style-name="P46"/>
      <text:p text:style-name="P38">Bei der Z-Taste muss man anmerken, dass es sich um das <text:span text:style-name="T1">QWERTY </text:span>Keyboard-Layout handelt. Jedoch kann man mit jedem Layout spielen, es ist nur die Position der Z-Taste gemeint, was links vom X ist. Bei<text:span text:style-name="T86">m</text:span> QWERTZ Layout <text:span text:style-name="T302">(deutschsprachige Tastatur)</text:span> ist somit die Y-Taste gemeint, was <text:span text:style-name="T80">beim</text:span> QWERTY Layout <text:span text:style-name="T303">der </text:span>Z-Taste entspricht.</text:p>
      <text:p text:style-name="P38"/>
      <text:p text:style-name="P41">Der Grund für die alternative Wahl der Z-Taste, ist, dass <text:span text:style-name="T78">die meisten 2D RPG Games </text:span><text:span text:style-name="T79">die Pfeiltaste als Steuerung </text:span><text:span text:style-name="T81">nutzen und die Z-Taste als Bestätigung verwendet wird. Für diejenigen, die das Muscle Memory als RPG Player haben, ist diese Steuerung viel angenehmer als die WASD Steuerung.</text:span></text:p>
      <text:p text:style-name="P41"/>
      <text:p text:style-name="P48">Wenn man RPG Player ist, muss man nicht direkt Umdenken, was die Z-Taste ist, denn es ist immer die Position links von der X-Taste gemeint. Wenn man als Non-RPG Player bezüglich der Z-Taste verwirrt ist, kann man immer auf WASD + Leerstaste zurückkehren.</text:p>
      <text:p text:style-name="P48"/>
      <text:p text:style-name="P50">Die linke Shifttaste ist die Default Sprinttaste. <text:span text:style-name="T304">Ob man Leertaste oder Z-Taste als Aktion verwendet, der linke Kleinfinger liegt immer natürlich auf der linken Schifttaste.</text:span></text:p>
      <text:p text:style-name="P50"/>
      <text:p text:style-name="P49">Alle Steuerungstasten sind während des Spiels verfügbar. Man muss nicht auswählen, für welche Steuerung man sich entschieden muss.</text:p>
      <text:p text:style-name="P124">Playtesting</text:p>
      <text:p text:style-name="P87">Am 09.01.2024 wurde an der Hochschule Ansbach das Spiel getestet. Die ungewohnte Steuerung aus Pfeiltaste und der Z-Taste war für viele schwer, sich dran zu gewöhnen, weshalb die alternativen Steuerungen WASD + Leertaste eingeführt wurde.</text:p>
      <text:p text:style-name="P87"/>
      <text:p text:style-name="P87">Zugleich war der Stein, der hinter der Pflanze versteckt war, zu schwer aufzufinden, weshalb der Fels direkt rechts <text:span text:style-name="T158">beim </text:span>Spawn<text:span text:style-name="T158">en</text:span> angezeigt wird.</text:p>
      <text:p text:style-name="P88">Ebenfalls sagt <text:span text:style-name="T305">nun </text:span>Bob, <text:span text:style-name="T159">kein optionaler NPC </text:span><text:span text:style-name="T160">mehr</text:span>, was die linke Shifttaste aussagt.</text:p>
      <text:p text:style-name="P89"/>
      <text:p text:style-name="P89">Mit einem Icon über dem Character weiß man nun als Player, dass man interagieren kann.</text:p>
      <text:p text:style-name="P90">Mehrere Tipps <text:span text:style-name="T265">wurden </text:span>dem Player <text:span text:style-name="T265">per </text:span><text:span text:style-name="T266">Dialogen </text:span><text:span text:style-name="T267">implementiert</text:span>, <text:span text:style-name="T268">was </text:span>man <text:span text:style-name="T268">wo machen kann</text:span>.</text:p>
      <text:p text:style-name="P87"/>
      <text:p text:style-name="P184">Wenn Sie den Prototyp <text:span text:style-name="T162">selb</text:span><text:span text:style-name="T220">er</text:span> playtesten wollen, müssen Sie die Szenenvariable „sceneCount“ auf 3 setzen, damit Bob den Player <text:span text:style-name="T221">am Anfang </text:span><text:span text:style-name="T269">von</text:span><text:span text:style-name="T221"> </text:span>Level 03 folgt. <text:span text:style-name="T161">Anso</text:span><text:span text:style-name="T163">n</text:span><text:span text:style-name="T161">sten kann der Wert immer 3 bleiben, da keine andere Startbedingungen abhängig von der Variable sind, </text:span><text:span text:style-name="T164">bevor </text:span><text:span text:style-name="T167">Unity die Variablen abliest </text:span><text:span text:style-name="T166">und dann in Laufzeit bringt </text:span><text:span text:style-name="T270">und der Script „PartyMember“ diese Variable zu spät mitnimmt</text:span><text:span text:style-name="T161">. </text:span><text:span text:style-name="T339">Schalten Sie auch am besten den „Error Pause“ in der Console aus. Es wird immer ein Error ausgeben, wenn man </text:span><text:span text:style-name="T340">in der Runtime </text:span><text:span text:style-name="T339">mit nichts interagiert.</text:span></text:p>
      <text:p text:style-name="P123"/>
      <text:p text:style-name="P123"/>
      <text:p text:style-name="P26"><text:span text:style-name="T222">Animation </text:span><text:span text:style-name="T223">Controller</text:span></text:p>
      <text:p text:style-name="P14">Charaktere</text:p>
      <text:p text:style-name="P56">Es wurde eine Spritesheet Animation für Charakter<text:span text:style-name="T102">e</text:span> genommen. Es gibt vier Richtungen zwischen den Player Sprite und dem Soldier Sprite. <text:span text:style-name="T99">Beide haben eine Idle und eine Walk Animation, jedoch hat der Soldier zusätzlich eine Run Animation. </text:span><text:span text:style-name="T100">Je nach Situation </text:span><text:span text:style-name="T101">wird die passende Animation abgespielt.</text:span></text:p>
      <text:p text:style-name="P56"/>
      <text:p text:style-name="P106">Beide Animation Controller <text:span text:style-name="T146">verwenden den </text:span>Blend Tree. <text:span text:style-name="T216">Die Variable „animationValue“ hat drei Bedingungen:</text:span></text:p>
      <text:p text:style-name="P112">animationValue <text:s/>= 0: Idle animation</text:p>
      <text:p text:style-name="P112">animationValue <text:s/>= 1: Walk animation</text:p>
      <text:p text:style-name="P112">animationValue <text:s/>= 2: Run animation</text:p>
      <text:p text:style-name="P107">Die horizontal und vertical Variablen verändert die Blickrichtung je nach Input des Players mit WASD / Pfeiltaste.</text:p>
      <text:p text:style-name="P106"/>
      <text:p text:style-name="P15">UI</text:p>
      <text:p text:style-name="P57">Die UI hat primär die Funktion, den Canvas mit flüssige <text:span text:style-name="T147">Übergängen auszustatten. </text:span><text:span text:style-name="T148">D</text:span>as Spiel <text:span text:style-name="T148">soll damit ein </text:span>natürliches Aussehen hervorheb<text:span text:style-name="T218">en</text:span>.</text:p>
      <text:p text:style-name="P52"/>
      <text:p text:style-name="P52"/>
      <text:p text:style-name="P118">Grafik</text:p>
      <text:p text:style-name="P55"><text:span text:style-name="T88">Wir </text:span><text:span text:style-name="T92">haben uns für </text:span><text:span text:style-name="T88">Pixelgrafik, </text:span><text:span text:style-name="T306">bestehend aus </text:span><text:span text:style-name="T307">einer </text:span><text:span text:style-name="T89">Dimension </text:span><text:span text:style-name="T306">von 32x32</text:span>, <text:span text:style-name="T92">entschieden,</text:span><text:span text:style-name="T89"> </text:span><text:span text:style-name="T103">da es einen simplen Look haben soll. </text:span><text:span text:style-name="T91">Weil </text:span><text:span text:style-name="T93">der Fokus auf </text:span><text:span text:style-name="T91">die Geschichte, die Charaktere und die Welt </text:span><text:span text:style-name="T93">liegt, </text:span><text:span text:style-name="T104">wie in </text:span><text:span text:style-name="T90">viele RPGs mit Pixelgrafik, wurde dafür entschieden.</text:span></text:p>
      <text:p text:style-name="P109">Es sollte zwischen Menschen und Tieren unte<text:span text:style-name="T63">r</text:span>schieden werden, damit man als Player <text:span text:style-name="T49">hineininterpretieren kann</text:span>.</text:p>
      <text:p text:style-name="P54"/>
      <text:p text:style-name="P53"/>
      <text:p text:style-name="P119">Assets</text:p>
      <text:p text:style-name="P58">Alle Assets wurden von itch.io heruntergeladen und besitzen eine Lizenz von CC0.</text:p>
      <text:p text:style-name="P98">Unter Assets/GameAssets sind alle Assets vorhanden <text:span text:style-name="T105">und </text:span><text:span text:style-name="T145">geordnet</text:span>.</text:p>
      <text:p text:style-name="P99"/>
      <text:p text:style-name="P120">Hierarch<text:span text:style-name="T173">y </text:span><text:span text:style-name="T174">Structure </text:span><text:span text:style-name="T121">in Unity</text:span></text:p>
      <text:p text:style-name="P73">Mit leeren GameObject wurde die Hierchy ordentlich sortiert, um den Überblick beizubehalten.</text:p>
      <text:p text:style-name="P73"/>
      <text:p text:style-name="P22">Party</text:p>
      <text:p text:style-name="P91">Hier sind der Player und die Party Member drin.</text:p>
      <text:p text:style-name="P92">Alle GameObjects besitzen entweder das Script „Player“ oder „PartyMember“.</text:p>
      <text:p text:style-name="P101">Ausnahme: Bob hat am Anfang <text:span text:style-name="T177">von Level 01 den NPC Script und nachdem man mit ihn geredet, hat wechselt der Graph zu PartyMember.</text:span></text:p>
      <text:p text:style-name="P74"/>
      <text:p text:style-name="P22">Interactable</text:p>
      <text:p text:style-name="P95">Hier kommen alle interagierbaren Objekte rein. <text:span text:style-name="T149">Unterteilt wird zwischen Props, NPCs </text:span><text:span text:style-name="T175">und Idle</text:span><text:span text:style-name="T149">. </text:span><text:span text:style-name="T150">Soldaten, die unter Interactable sind, sind nicht feindlich </text:span><text:span text:style-name="T176">und geben keine Game Over Bedingung</text:span><text:span text:style-name="T150">.</text:span></text:p>
      <text:p text:style-name="P93">Alle GameObjects besitzen entweder das „<text:span text:style-name="T169">NPC“ oder „Prop“ </text:span><text:span text:style-name="T219">Script</text:span>.</text:p>
      <text:p text:style-name="P74"/>
      <text:p text:style-name="P22">Enemies</text:p>
      <text:p text:style-name="P96">Hier kommt der Enemy Sprite rein <text:span text:style-name="T308">mit der Logik für die Enemy AI.</text:span></text:p>
      <text:p text:style-name="P94">Alle GameObjects besitzen d<text:span text:style-name="T170">ie State Machine „Enemy“.</text:span></text:p>
      <text:p text:style-name="P74"/>
      <text:p text:style-name="P22">Manager</text:p>
      <text:p text:style-name="P75">Hier sind alle Manager drinnen <text:span text:style-name="T171">mit deren Graph </text:span>Skript <text:span text:style-name="T171">passend zum Namen</text:span>. <text:span text:style-name="T309">Dies beeinflusst die ganze Logik des Spiels.</text:span></text:p>
      <text:p text:style-name="P74"/>
      <text:p text:style-name="P22">Hud</text:p>
      <text:p text:style-name="P76">Die UI für den Canvas kommt hier rein <text:span text:style-name="T172">mit dem Script „HUD“</text:span>.</text:p>
      <text:p text:style-name="P74"/>
      <text:p text:style-name="P22">Camera</text:p>
      <text:p text:style-name="P97">Bei der Camera wurde die 2D Cinemachine <text:span text:style-name="T151">Camera </text:span>verwendet.</text:p>
      <text:p text:style-name="P97"/>
      <text:p text:style-name="P22">Location</text:p>
      <text:p text:style-name="P77">Hier werden die Position<text:span text:style-name="T152">en</text:span> der Orte gespeichert, wo der Player nach einer Room Transition <text:span text:style-name="T153">teleportiert</text:span> wird.</text:p>
      <text:p text:style-name="P77"/>
      <text:p text:style-name="P22">Grid</text:p>
      <text:p text:style-name="P78">Hier sind die ganzen Tilemaps drin.</text:p>
      <text:p text:style-name="P78"/>
      <text:p text:style-name="P22">Static</text:p>
      <text:p text:style-name="P79">Alle Objekte, die sich <text:span text:style-name="T154">in der Szene </text:span>nicht bewegen.</text:p>
      <text:p text:style-name="P74"/>
      <text:p text:style-name="P22">Lighting</text:p>
      <text:p text:style-name="P80">Hier wurde das Light 2D verwendet.</text:p>
      <text:p text:style-name="P74"/>
      <text:p text:style-name="P23">End</text:p>
      <text:p text:style-name="P100">Das „End“ ist ein Trigger für den Escape in Level 03.</text:p>
      <text:p text:style-name="P125">Szenen</text:p>
      <text:p text:style-name="P51">Der Prototyp <text:span text:style-name="T109">beinhaltet </text:span><text:span text:style-name="T215">ein Title Screen und </text:span><text:span text:style-name="T139">3 </text:span>Level: Level 0<text:span text:style-name="T139">1</text:span> – 03. <text:span text:style-name="T87">Hier werden die einzelnen Details der Level beschrieben.</text:span></text:p>
      <text:p text:style-name="P51"/>
      <text:p text:style-name="P13">Level 00</text:p>
      <text:p text:style-name="P60">Der Title Screen <text:span text:style-name="T110">führt</text:span><text:span text:style-name="T107"> der </text:span>Player <text:span text:style-name="T110">ein </text:span>mit einer Steuerungserklärung. Nach dem Screen erhält man eine simple Story über den Main Character und sein Ziel.</text:p>
      <text:p text:style-name="P60"/>
      <text:p text:style-name="P17">Level 01</text:p>
      <text:p text:style-name="P20">Gameplay Mechanic</text:p>
      <text:p text:style-name="P72">Man kann mit WASD / Pfeiltasten laufen und mit Shift sprinten.</text:p>
      <text:p text:style-name="P63">Man kann mit NPCs und Objekten interagieren. Wenn <text:span text:style-name="T113">der </text:span>Player <text:span text:style-name="T114">Sprite Richtung Interactable blickt, </text:span>dann erscheint ein Icon. <text:span text:style-name="T114">Mit Leertaste / Z-</text:span><text:span text:style-name="T115">Taste</text:span><text:span text:style-name="T114"> kann man die Interaktion ausführen.</text:span></text:p>
      <text:p text:style-name="P18"/>
      <text:p text:style-name="P18">Walkthrough</text:p>
      <text:p text:style-name="P62"><text:span text:style-name="T117">Finde Bob und rede mit ihn</text:span>. Er lebt südöstlich vom Dorf. Man muss die Brücke in der Mitte überqueren. Danach kann man den großen <text:span text:style-name="T120">Fels</text:span> links von Tanukis Haus zerstören. Außerhalb der Mauer kommt man <text:span text:style-name="T111">zwei</text:span> Weg entlang. Wenn man Richtung Süden läuft, sieht man einen blauen Kristall. <text:span text:style-name="T112">Beim Interagieren läuft eine Cutscene und es lädt das zweite Level.</text:span></text:p>
      <text:p text:style-name="P61"/>
      <text:p text:style-name="P18">Extras</text:p>
      <text:p text:style-name="P65">Alle NPCs besitzen zwei Dialoge: Bevor und nachdem man mit Bob geredet hat. <text:span text:style-name="T316">Die Dialoge passen sich dementsprechend an.</text:span></text:p>
      <text:p text:style-name="P110">Shin und Pete haben eine Wette.</text:p>
      <text:p text:style-name="P111">Ken liest ein Buch über die Legende.</text:p>
      <text:p text:style-name="P71">Das Crypt gibt einen Tipp, wie man weiterkommt.</text:p>
      <text:p text:style-name="P108">Die Statuen südlich vom Dorf <text:span text:style-name="T310">erzählen</text:span> von dem Kampf <text:span text:style-name="T131">mit dem Dämonenkönig</text:span>.</text:p>
      <text:p text:style-name="P9">Tarti hat ein startText, obwohl man nie die <text:span text:style-name="T8">Möglichkeit hat, </text:span><text:span text:style-name="T18">mit ihm reden zu können, bevor man mit Bob geredet hat. Falls man es als Player irgendwie schafft, </text:span><text:span text:style-name="T19">außerhalb des Dorfes </text:span><text:span text:style-name="T258">zu gelangen </text:span><text:span text:style-name="T19">ohne Bob </text:span><text:span text:style-name="T258">in der Party zu haben </text:span><text:span text:style-name="T257">und</text:span><text:span text:style-name="T19"> </text:span><text:span text:style-name="T259">man </text:span><text:span text:style-name="T18">mit Tarti rede</text:span><text:span text:style-name="T20">t</text:span><text:span text:style-name="T18">, </text:span><text:span text:style-name="T19">wurde </text:span><text:span text:style-name="T18">ein passender </text:span><text:span text:style-name="T19">startText </text:span><text:span text:style-name="T21">geschrieben, sodass man kein Softlock bekommt.</text:span></text:p>
      <text:p text:style-name="P28"/>
      <text:p text:style-name="P27">Level 02</text:p>
      <text:p text:style-name="P21">Gameplay Mechanic</text:p>
      <text:p text:style-name="P21"><text:span text:style-name="T140">Man kann während </text:span><text:span text:style-name="T141">des</text:span><text:span text:style-name="T140"> Level nicht sprinten.</text:span></text:p>
      <text:p text:style-name="P66">Auf dem Weg zur Mine <text:span text:style-name="T132">hin und zurück</text:span> ist man auf eine <text:span text:style-name="T311">Bewegungsr</text:span>ichtung beschränkt.</text:p>
      <text:p text:style-name="P67">In der Mine muss man mehrmals auf ein Objekt drücken, damit etwas passier<text:span text:style-name="T116">t.</text:span></text:p>
      <text:p text:style-name="P67"/>
      <text:p text:style-name="P19">Walkthrough</text:p>
      <text:p text:style-name="P69">Rede mit <text:span text:style-name="T122">dem Soldat Gretel </text:span><text:span text:style-name="T312">im Camp </text:span><text:span text:style-name="T122">und laufe zur Mine. </text:span><text:span text:style-name="T133">Samm</text:span><text:span text:style-name="T134">le</text:span><text:span text:style-name="T123"> </text:span><text:span text:style-name="T313">insgesamt </text:span><text:span text:style-name="T123">8 Erze, </text:span><text:span text:style-name="T313">wobei i</text:span><text:span text:style-name="T124">n der Mitte 5 Erze und oben rechts 3 Erze sind. </text:span><text:span text:style-name="T125">Jedes Erz muss 3x angeklickt werden, damit es erfolgreich </text:span><text:span text:style-name="T314">aufgesammelt</text:span><text:span text:style-name="T136"> </text:span><text:span text:style-name="T135">wird</text:span><text:span text:style-name="T125">. </text:span><text:span text:style-name="T127">Rede mit </text:span><text:span text:style-name="T125">Hansel vor dem Mineneingang und </text:span><text:span text:style-name="T128">gib die </text:span><text:span text:style-name="T125">Erze </text:span><text:span text:style-name="T129">ab</text:span><text:span text:style-name="T125">. Nun kann man die Mine verlassen und zurück zum Camp laufen. </text:span><text:span text:style-name="T126">Rede mit Bob im Camp und es lädt das </text:span><text:span text:style-name="T130">nächste </text:span><text:span text:style-name="T126">Level.</text:span></text:p>
      <text:p text:style-name="P68"/>
      <text:p text:style-name="P19">Extras</text:p>
      <text:p text:style-name="P64">Alle NPCs besitzen zwei Dialoge: Bevor und nachdem man <text:span text:style-name="T118">8 Erze </text:span><text:span text:style-name="T119">gesammelt</text:span><text:span text:style-name="T118"> hat</text:span>.</text:p>
      <text:p text:style-name="P70"><text:span text:style-name="T137">Der </text:span>zweite Dialogtext<text:span text:style-name="T137"> von einigen NPCs</text:span> weist draufhin, dass man alle 8 Erze hat, <text:span text:style-name="T138">falls man den </text:span><text:span text:style-name="T315">letzten</text:span><text:span text:style-name="T138"> Text beim </text:span><text:span text:style-name="T317">Erze sammeln</text:span><text:span text:style-name="T138"> überlesen hat</text:span>.</text:p>
      <text:p text:style-name="P1"><text:span text:style-name="T8">Paul und </text:span><text:span text:style-name="T9">Klein </text:span><text:span text:style-name="T8">sind </text:span><text:span text:style-name="T10">Brüder</text:span><text:span text:style-name="T8">.</text:span></text:p>
      <text:p text:style-name="P10">Kaneki gibt dem Player Tipps, was im n<text:span text:style-name="T8">ächsten Level zu machen ist, </text:span><text:span text:style-name="T30">nachdem man 8 Erze gesammelt hat</text:span></text:p>
      <text:p text:style-name="P11"><text:soft-page-break/><text:span text:style-name="T30">J</text:span><text:span text:style-name="T8">ack listet die 8 Attribute aller einzelnen Kristalle auf.</text:span></text:p>
      <text:p text:style-name="P82">In der Lagerhalle sind Statuen von der Legende und man kann damit interagieren.</text:p>
      <text:p text:style-name="P2"><text:span text:style-name="T8">Nicht alle Soldaten behandeln die Raccoons </text:span><text:span text:style-name="T11">wie das Letzte.</text:span></text:p>
      <text:p text:style-name="P2"><text:span text:style-name="T11"/></text:p>
      <text:p text:style-name="P2"><text:span text:style-name="T11"/></text:p>
      <text:p text:style-name="P12"><text:span text:style-name="T11">L</text:span><text:span text:style-name="T8">evel 03</text:span></text:p>
      <text:p text:style-name="P24">Gameplay Mechanic</text:p>
      <text:p text:style-name="P83">Man kann wieder in jede Richtung laufen und sprinten.</text:p>
      <text:p text:style-name="P84">Man kann Tore und Schatztruhen öffnen.</text:p>
      <text:p text:style-name="P6"><text:span text:style-name="T8">Soldaten bewachen die ganze Map und man muss sich </text:span><text:span text:style-name="T12">durchschleichen.</text:span></text:p>
      <text:p text:style-name="P4"><text:span text:style-name="T8"/></text:p>
      <text:p text:style-name="P24">Waklthrough</text:p>
      <text:p text:style-name="P5"><text:span text:style-name="T8">Der Weg </text:span><text:span text:style-name="T14">links, </text:span><text:span text:style-name="T8">oben und rechts wird abgedeckt von Soldaten. Man muss unten rum und dann im Gegenuhrzeigersinn laufen. Südwestlich ist die Schatztruhe, was ein Schlüssel besitzt. Danach kann man das Tor im Osten öffnen und entkommen.</text:span></text:p>
      <text:p text:style-name="P3"><text:span text:style-name="T8"/></text:p>
      <text:p text:style-name="P24">Extras</text:p>
      <text:p text:style-name="P8"><text:span text:style-name="T16">Das Lighting </text:span><text:span text:style-name="T17">ist</text:span><text:span text:style-name="T16"> </text:span><text:span text:style-name="T8">dunkler, da es die Nachtvariante ist.</text:span></text:p>
      <text:p text:style-name="P85">Der Eingang zur Mine wurde abgesperrt.</text:p>
      <text:p text:style-name="P7"><text:span text:style-name="T8">Wenn man ganz südlich </text:span><text:span text:style-name="T13">beim gelben und blauen Haus ist</text:span><text:span text:style-name="T8"> und </text:span><text:span text:style-name="T15">nach links </text:span><text:span text:style-name="T8">läuft, kann man die Schatztruhe auf der anderen Seite des Flusses sehen.</text:span></text:p>
      <text:p text:style-name="P113">Man kann nochmal mit der Schatztruhe interagieren, nachdem es schon geöffnet wurde.</text:p>
      <text:p text:style-name="P182">Visual Script</text:p>
      <text:p text:style-name="P33">Im Folgenden werden alle <text:span text:style-name="T108">Visual Scripts </text:span>ins Detail beschrieben.</text:p>
      <text:p text:style-name="P81">Es wird unterteilt zwischen Graph Scripts <text:span text:style-name="T156">unter Assets/Graphs </text:span><text:span text:style-name="T157">und </text:span>Embed Scripts <text:span text:style-name="T260">in Level 00.</text:span></text:p>
      <text:p text:style-name="P128"/>
      <text:p text:style-name="P159">CutsceneManager</text:p>
      <text:p text:style-name="P129">Der CutsceneManager ist nur in Level 01 betroffen.</text:p>
      <text:p text:style-name="P129">Hier wird die Bedingung nur abgespielt, wenn der Player mit dem GameObject „Crystal“ interagiert. <text:span text:style-name="T168">Zugleich kann man sich danach nicht mehr bewegen und man schaut eine Zwischensequenz an. </text:span></text:p>
      <text:p text:style-name="P129"/>
      <text:p text:style-name="P160">DialogueManager</text:p>
      <text:p text:style-name="P158">Hier werden alle Dialoge behandelt. <text:span text:style-name="T178">Wenn man mit Sachen interagiert, wird dieses Skript aufgerufen. </text:span><text:span text:style-name="T179">Alle Buchstaben werden einzeln </text:span><text:span text:style-name="T180">abgebil</text:span><text:span text:style-name="T181">det.</text:span></text:p>
      <text:p text:style-name="P158"/>
      <text:p text:style-name="P158"><text:span text:style-name="T181">Man kann nur </text:span><text:span text:style-name="T182">auf das </text:span><text:span text:style-name="T181">nächste Textdialog </text:span><text:span text:style-name="T182">schalten</text:span><text:span text:style-name="T181">, wenn der ganze Text angezeigt wird. </text:span><text:span text:style-name="T183">Wenn man die Leertaste / Z-Taste drückt während durch </text:span><text:span text:style-name="T318">den</text:span><text:span text:style-name="T183"> Buchstaben iteriert wird, wird </text:span><text:span text:style-name="T184">der ganze Text direkt angezeigt, </text:span><text:span text:style-name="T319">falls </text:span><text:span text:style-name="T184">man ausversehen nochmal interagiert hat oder schneller den Text durchlesen will. </text:span><text:span text:style-name="T185">Wenn die A</text:span><text:span text:style-name="T320">ot</text:span><text:span text:style-name="T185"> Liste </text:span><text:span text:style-name="T321">vom getroffenen Interactable</text:span><text:span text:style-name="T185"> den Endindex erreicht hat, </text:span><text:span text:style-name="T187">wird </text:span><text:span text:style-name="T185">der Dialog beendet </text:span><text:span text:style-name="T187">und </text:span><text:span text:style-name="T186">ein Sound abgespielt</text:span><text:span text:style-name="T185">.</text:span></text:p>
      <text:p text:style-name="P128"/>
      <text:p text:style-name="P161">DialogueText</text:p>
      <text:p text:style-name="P130">Dies ist der Subgraph für beide Skripte NPC und Prop. <text:span text:style-name="T188">Alle GameObjects besitzen eine A</text:span><text:span text:style-name="T322">ot</text:span><text:span text:style-name="T188"> </text:span><text:span text:style-name="T190">List </text:span><text:span text:style-name="T188">Variable, damit </text:span><text:span text:style-name="T189">alle einzelnen Items in der Liste gespeichert sind und der passende Dialog zum Interactable angezeigt wird. </text:span><text:span text:style-name="T191">Zugleich weiß der DialogueManager dann auch bescheid, wie viele Indexes in der Liste vorhanden sind, damit es den Dialog erfolgreich bee</text:span><text:span text:style-name="T192">n</text:span><text:span text:style-name="T191">det.</text:span></text:p>
      <text:p text:style-name="P128"/>
      <text:p text:style-name="P162">Enemy</text:p>
      <text:p text:style-name="P131">Die State Machine <text:span text:style-name="T203">hat drei Zustände: Idle, </text:span><text:span text:style-name="T204">Patrol </text:span><text:span text:style-name="T203">und </text:span><text:span text:style-name="T205">Catch</text:span><text:span text:style-name="T203">. </text:span><text:span text:style-name="T211">Hier wird die Enemy AI behandelt.</text:span></text:p>
      <text:p text:style-name="P131"/>
      <text:p text:style-name="P131"><text:span text:style-name="T208">Wenn man den Tag „EnemyIdle“ hat, wird die Blickrichtung vom Enemy gar nicht beeinflusst. </text:span><text:span text:style-name="T213">D</text:span><text:span text:style-name="T208">as sind für stationäre Soldaten, die bestimmte Weg blocken </text:span><text:span text:style-name="T214">damit </text:span><text:span text:style-name="T212">man gezwungen ist, einen anderen Weg zu gehen.</text:span></text:p>
      <text:p text:style-name="P133"/>
      <text:p text:style-name="P133">Der Tag „EnemyIdleSwitch“ hat den einzigen Unterschied, dass die Blickrichtung des Soldaten <text:span text:style-name="T209">sich in die andere Richtung verändert.</text:span></text:p>
      <text:p text:style-name="P134"/>
      <text:p text:style-name="P134">Der Tag „EnemyPatrol“ wechselt den Zustand zwischen <text:span text:style-name="T210">Idle und Patrol.</text:span></text:p>
      <text:p text:style-name="P132">Wenn <text:span text:style-name="T206">der</text:span> <text:span text:style-name="T207">Raycast </text:span><text:span text:style-name="T206">auf </text:span><text:span text:style-name="T207">die Layer </text:span>Player oder PartyMember trifft, wechselt es zum Catch und es kommt zum Game Over.</text:p>
      <text:p text:style-name="P128"/>
      <text:p text:style-name="P163">GameManager</text:p>
      <text:p text:style-name="P135">Hier <text:span text:style-name="T231">wird die ganze Logik aus </text:span>alle Szenen, abgesehen von Level 00, beeinflusst.</text:p>
      <text:p text:style-name="P135"><text:span text:style-name="T228">Bei einem Switch on Integer mit dem „sceneCount“ als Variable weiß der GameManager immer, in welcher Szene welches Event </text:span><text:span text:style-name="T323">ausgeführt werden</text:span><text:span text:style-name="T228"> soll.</text:span></text:p>
      <text:p text:style-name="P135"><text:span text:style-name="T217">Der Custom Event „raycastCheck“ </text:span><text:span text:style-name="T225">überprüft nach dem Layer vom getroffenen GameObject und führt dann andere Events aus.</text:span></text:p>
      <text:p text:style-name="P136">Nachdem der Dialog fertig ist, wird „afterDialogue“ aufgerunfen. Je nach treffender Bedingung wird <text:span text:style-name="T226">ein </text:span><text:span text:style-name="T227">bestimmtes </text:span><text:span text:style-name="T226">Event ausgeführt. </text:span><text:span text:style-name="T229">Wenn das GameObject den Tag „Destroy“ besitzt, </text:span><text:span text:style-name="T230">wird das Event „destroyObject“ ausgeführt und diese werden </text:span><text:span text:style-name="T229">dann zerstört.</text:span></text:p>
      <text:p text:style-name="P138">Die lilane Box in der Mitte des Graphs bezieht sich auf die Szene, wenn man von der Mine zum Camp zurückläuft. Wenn man vor dem Camp steht, wechselt die Richtungsbeschränkung von links nach oben.</text:p>
      <text:p text:style-name="P139"><text:soft-page-break/><text:span text:style-name="T324">Der</text:span> „gameOver“ Event wird nur ausgeführt, wenn man in Level 03 vom Soldat entdeckt wird <text:span text:style-name="T232">und der Game Over Screen wird angezeigt</text:span>. <text:span text:style-name="T232">Nach paar Sekunden kann man das Level neustarten</text:span><text:span text:style-name="T233">n wenn man die Leertaste / Z-Taste drückt</text:span><text:span text:style-name="T232">.</text:span></text:p>
      <text:p text:style-name="P140">„levelDone“ lädt das nächste Level.</text:p>
      <text:p text:style-name="P141">Ganz unten in der schwarzen Box ist die Logik für das Ende in Level 03, nachdem man das Tor überquert hat.</text:p>
      <text:p text:style-name="P138"/>
      <text:p text:style-name="P164">HUD</text:p>
      <text:p text:style-name="P143"><text:span text:style-name="T234">Beim einmaligen Aufruf</text:span><text:span text:style-name="T235">en</text:span><text:span text:style-name="T234"> </text:span><text:span text:style-name="T237">von </text:span><text:span text:style-name="T234">„</text:span><text:span text:style-name="T237">enableHud“ </text:span><text:span text:style-name="T325">werden die </text:span><text:span text:style-name="T326">Textp</text:span><text:span text:style-name="T325">anels und </text:span>der Dialog angezeigt. <text:span text:style-name="T236">Es displayed </text:span><text:span text:style-name="T327">nur </text:span><text:span text:style-name="T236">den Namenpanel an, wenn das getroffene GameObject vom Player den Tag „NPC“, „Idle“ oder „PartyMember“ besitzt </text:span><text:span text:style-name="T238">und holt den Text. </text:span><text:span text:style-name="T239">Es schaltet die HUD aus, wenn der Index das letzte Item die A</text:span><text:span text:style-name="T328">ot</text:span><text:span text:style-name="T239"> Liste ist.</text:span></text:p>
      <text:p text:style-name="P142"/>
      <text:p text:style-name="P165">Icon</text:p>
      <text:p text:style-name="P145">Wenn der Player auf ein Layer mit dem Raycast trifft, wird ein Interaktionsicon über dem Character angezeigt und soll drauf hinweisen, dass man mit dem Object interagieren kann.</text:p>
      <text:p text:style-name="P145"/>
      <text:p text:style-name="P166">MineOre</text:p>
      <text:p text:style-name="P146">Alle Erze besitzen <text:span text:style-name="T242">3 </text:span>HP. Mit jedem Klick <text:span text:style-name="T243">sinkt der Wert um 1 </text:span><text:span text:style-name="T244">und </text:span>spielt ein Sound ab. Nachdem man 3x geklickt hat, spielt der Sound für das Zerstören ab. <text:span text:style-name="T329">E</text:span>in Dialog <text:span text:style-name="T329">wird </text:span>angezeigt mit dem Fortschiritt, wie viel Erze man schon gesammelt hat. Am Ende wird destroyObject aufgerufen <text:span text:style-name="T240">und der destroyCounter vom GameManager sinkt um 1. Wenn </text:span><text:span text:style-name="T241">es 0 erreicht hat, hat man die Mining Quest abgeschlossen und man kann zurück zum Camp laufen, nachdem man mit Gretel gesprochen hat.</text:span></text:p>
      <text:p text:style-name="P144"/>
      <text:p text:style-name="P167">NPC </text:p>
      <text:p text:style-name="P149">Dieser Graph hat die Logik aller NPCs. <text:span text:style-name="T330">Der</text:span><text:span text:style-name="T247"> „idleNPC“ </text:span><text:span text:style-name="T330">Event</text:span><text:span text:style-name="T247">, wenn </text:span>man mit <text:span text:style-name="T247">de</text:span><text:span text:style-name="T248">m </text:span>NPCs spricht, wird deren Spriterichtung entgegengesetzt der Richtung des Players <text:span text:style-name="T249">gesetzt</text:span>, damit es <text:span text:style-name="T245">so aussieht, als </text:span><text:span text:style-name="T250">würden </text:span><text:span text:style-name="T245">die beiden sprechen</text:span>. <text:span text:style-name="T246">Nachdem der Dialog fertig ist, wird </text:span><text:span text:style-name="T251">mit </text:span><text:span text:style-name="T246">„resetIdle“ die ursprüngliche Richtung des NPCs zurückgesetzt.</text:span></text:p>
      <text:p text:style-name="P156">Der „getText“ Event wählt zwischen verschiedenen Dialogen aus, welche angezeigt wird je nach GameState in der Szene.</text:p>
      <text:p text:style-name="P148"><text:span text:style-name="T330">Wenn man ein „Idle“ Tag besitzt, bleibt die Blickrichtung der NPCs behalten. Dies </text:span><text:span text:style-name="T332">hat</text:span><text:span text:style-name="T330"> die Auswirkung, dass zwei verschiedene NPCs eine Konversation haben </text:span><text:span text:style-name="T331">oder ein NPC selbstgespräche führt</text:span><text:span text:style-name="T330">.</text:span></text:p>
      <text:p text:style-name="P147"/>
      <text:p text:style-name="P168">PartyMember</text:p>
      <text:p text:style-name="P150"><text:span text:style-name="T333">Der Party Member</text:span> folgt dem Player, solange man nicht in Reichweite des Players ist. Das ist der Grund, weshalb der Player zwei Colliders hat: Einmal der normale Collider, <text:span text:style-name="T252">der etwas kleiner ist</text:span> und ein Trigger <text:span text:style-name="T253">um den Playerumfang.</text:span> <text:span text:style-name="T254">Man folgt dem </text:span>Player so lange, <text:span text:style-name="T254">bis man den Trigger erreicht und dann stehenbleibt, sodass die Distanz </text:span>zwischen beiden relativ konstant bleibt.</text:p>
      <text:p text:style-name="P151">Man kann durch den PartyMember durchlaufen, falls <text:span text:style-name="T255">entweder Player oder PartyMember </text:span>in einer Ecke <text:span text:style-name="T271">feststecken </text:span>und das Game softlocked.</text:p>
      <text:p text:style-name="P151"/>
      <text:p text:style-name="P169">Player</text:p>
      <text:p text:style-name="P153">Hier kann <text:span text:style-name="T292">man den </text:span>Player steuern. Mit dem State Graph „RaycastDirection“ wird die <text:span text:style-name="T279">Raycast </text:span>Richtung des Players nach <text:span text:style-name="T280">Bewegungseingabe </text:span>ausgerichtet. <text:span text:style-name="T282">Alle Interaktionen sind vom Raycast des Players abhängig. </text:span><text:span text:style-name="T283">Anfangs wurde ein Trigger um alle Interactables </text:span><text:span text:style-name="T334">rum </text:span><text:span text:style-name="T283">ang</text:span><text:span text:style-name="T335">e</text:span><text:span text:style-name="T283">legt. </text:span><text:span text:style-name="T293">W</text:span><text:span text:style-name="T283">enn man in Range ist, kann man interagieren. Jedoch hieß es auch, dass man mit den NPCs reden konnte, ohne in deren Richtung zu schauen. Zugleich kam es zu Errors, da </text:span><text:span text:style-name="T294">der </text:span><text:span text:style-name="T284">GameManager </text:span><text:span text:style-name="T294">nicht wusste, was es </text:span><text:span text:style-name="T284">machen soll</text:span><text:span text:style-name="T283">, wenn der Player in Range von mehreren Interactables ist.</text:span></text:p>
      <text:p text:style-name="P153"><text:soft-page-break/>„<text:span text:style-name="T288">RestrictDirection“ ist ein weiterer State Graph im Script, was verantwortlich für die Logik der Bewegungsbeschränkung in Level 02 ist.</text:span></text:p>
      <text:p text:style-name="P154"><text:span text:style-name="T277">Man kann sich nicht bewegen, wenn man in einem Dialog ist oder </text:span><text:span text:style-name="T290">jegliche</text:span><text:span text:style-name="T277"> Form von Cutscene abgespielt wird.</text:span></text:p>
      <text:p text:style-name="P154"><text:span text:style-name="T291">Die „animationValue“ ist abhängig vom Input der Steuerungen mittels GetAxisRaw. </text:span><text:span text:style-name="T278">Es wurde für GetAxisRaw entschieden, da </text:span><text:span text:style-name="T281">der Player </text:span><text:span text:style-name="T278">eine flüssige Kontrolle ohne </text:span><text:span text:style-name="T336">aus</text:span><text:span text:style-name="T285">wirkende</text:span><text:span text:style-name="T278"> Physik </text:span><text:span text:style-name="T281">haben soll. </text:span><text:span text:style-name="T286">Eb</text:span><text:span text:style-name="T289">e</text:span><text:span text:style-name="T286">nfalls </text:span><text:span text:style-name="T281">sind Physikbewegungen </text:span><text:span text:style-name="T287">vom Player </text:span><text:span text:style-name="T281">in 2D Top-Down Games selten vertreten.</text:span></text:p>
      <text:p text:style-name="P155">Mit jeder Bewegung spielt es Sounds für Fußsschritte ab.</text:p>
      <text:p text:style-name="P152"/>
      <text:p text:style-name="P170">Prop</text:p>
      <text:p text:style-name="P152">Die Logi<text:span text:style-name="T337">k</text:span> für diesen Skript ist fast identisch mit dem NPC Skript, weil beide ein „getText“ Event besitzen. <text:span text:style-name="T256">Da ein Prop im Default kein Dialogwechsel hat, bleibt der Text konstant. Die einzigen Ausnahmen sind bestimmte GameObjects mit bestimmten Namen in bestimmten Szene.</text:span></text:p>
      <text:p text:style-name="P147"/>
      <text:p text:style-name="P181">RaycastPlayer &amp; RaycastEnemy</text:p>
      <text:p text:style-name="P176">Die Logik <text:span text:style-name="T8">für den Raycast wurden von der Vorlesung GameDesign von Prototyp 03 entnommen. Die beien Skripte unterscheiden sich nur darin, dass Player und Enemy andere Layer als RaycastHit annimmt.</text:span></text:p>
      <text:p text:style-name="P176"><text:span text:style-name="T8"/></text:p>
      <text:p text:style-name="P173">RaycastLayer</text:p>
      <text:p text:style-name="P157">Das ist ein Subgraph für den Player und PartyMember. Hier wird die Renderreihenfolge mit einer Raycastlogik angewendet.</text:p>
      <text:p text:style-name="P177"><text:span text:style-name="T8"/></text:p>
      <text:p text:style-name="P174">SoundManager</text:p>
      <text:p text:style-name="P178"><text:span text:style-name="T8">Hier </text:span><text:span text:style-name="T22">wird die ganze Logik für </text:span><text:span text:style-name="T8">alle Sound abgespielt.</text:span></text:p>
      <text:p text:style-name="P176"><text:span text:style-name="T8"/></text:p>
      <text:p text:style-name="P175">StopRedirection</text:p>
      <text:p text:style-name="P180"><text:span text:style-name="T8">Dies hat die Logik, dass man </text:span><text:span text:style-name="T28">die Bewegung und </text:span><text:span text:style-name="T8">den Raycast vom Player während bestimmte</text:span><text:span text:style-name="T26">n</text:span><text:span text:style-name="T8"> Bedingungen nicht neuausrichten </text:span><text:span text:style-name="T27">kann</text:span><text:span text:style-name="T8">.</text:span></text:p>
      <text:p text:style-name="P176"><text:span text:style-name="T8"/></text:p>
      <text:p text:style-name="P175">TransitionManager</text:p>
      <text:p text:style-name="P179"><text:span text:style-name="T31">Dieser</text:span><text:span text:style-name="T8"> Graph ist nur in Level 02 aktiv. </text:span><text:span text:style-name="T23">Wenn man </text:span><text:span text:style-name="T24">in</text:span><text:span text:style-name="T23"> bestimmte Trigger </text:span><text:span text:style-name="T24">eintritt</text:span><text:span text:style-name="T23">, wird man während eines Fadescreens in </text:span><text:span text:style-name="T29">den</text:span><text:span text:style-name="T23"> nächsten Raum transportiert. </text:span><text:span text:style-name="T25">Hier werden ebenfalls die Steuerungseinschränkungen für verschiedene Räume definiert.</text:span></text:p>
      <text:p text:style-name="P171"/>
      <text:p text:style-name="P171"><text:span text:style-name="T155">GameManager </text:span><text:span text:style-name="T262">(</text:span>Embed Script <text:span text:style-name="T155">Level 00)<text:line-break/></text:span><text:span text:style-name="T142">Dieser Script umfasst die Logik für die Szene in Level 00. </text:span><text:span text:style-name="T143">Größtenteils wird die UI </text:span><text:span text:style-name="T144">animiert und entsprechende Logik angewendet, wenn man die Leertaste / Z-Taste drückt.</text:span></text:p>
      <text:p text:style-name="P171"><text:span text:style-name="T142"/></text:p>
      <text:p text:style-name="P172">IntroText <text:span text:style-name="T262">(</text:span><text:span text:style-name="T261">Embed Script </text:span><text:span text:style-name="T155">Level 00)</text:span></text:p>
      <text:p text:style-name="P137">Diese Graphs <text:span text:style-name="T263">ist eine Vereinfachung vom Script Graphen „DialogueManager“ </text:span><text:span text:style-name="T264">passend zur Szene</text:span><text:span text:style-name="T263">. Diesmal ist es nicht abhängig vom Player Raycast sondern es bleibt ein konstanter Text.</text:span></text:p>
      <text:p text:style-name="P126"><text:span text:style-name="T338">Existierende</text:span> Bugs</text:p>
      <text:p text:style-name="P16"/>
      <text:p text:style-name="P16">Party Member Bewegung</text:p>
      <text:p text:style-name="P104">Bob hat eine bibbernde Bewegung, was seine Laufanimation komisch darstellen lässt.</text:p>
      <text:p text:style-name="P102"/>
      <text:p text:style-name="P16">Layer Rendering</text:p>
      <text:p text:style-name="P105">Dies ist <text:span text:style-name="T193">bezogen auf das Script </text:span>RaycastLayer<text:span text:style-name="T193">. </text:span><text:span text:style-name="T194">Player und Party Member </text:span><text:span text:style-name="T202">besitzen </text:span><text:span text:style-name="T194">jeweils diese</text:span><text:span text:style-name="T201">s</text:span><text:span text:style-name="T194"> </text:span><text:span text:style-name="T201">Script als Subgraph</text:span><text:span text:style-name="T194">. Wenn man mit einem folgenden Party Member unter einen GameObject mit dem Tag „House“ steht, wird die falsche Reihenfolge gerendert und es hat den anschein, dass er Character zwischen dem Haus und dem anderen Character im falschen Layer steht.</text:span></text:p>
      <text:p text:style-name="P102"/>
      <text:p text:style-name="P25">Single Raycast</text:p>
      <text:p text:style-name="P103">Der Player und die Enemies sind abhägnig vom <text:span text:style-name="T195">einem </text:span>single Raycast. <text:span text:style-name="T195">In Level 03 kann man theoretisch durch ein Enemy durchlaufen, da der Raycast sehr dünn ist. </text:span><text:span text:style-name="T196">Ein Fix wäre, dass man ein Cone Raycast oder </text:span><text:span text:style-name="T200">mehrere</text:span><text:span text:style-name="T196"> Layer Raycast anstelle von einem Einzelnen nutzen würde. </text:span><text:span text:style-name="T197">Dies hat auch Folgen, dass wenn der Player </text:span><text:span text:style-name="T198">an der unteren linken oder echten </text:span><text:span text:style-name="T197">Ecke </text:span><text:span text:style-name="T199">vom </text:span><text:span text:style-name="T197">Haus steht, falsch gerendert wird.</text:span></text:p>
      <text:p text:style-name="P183"/>
      <text:p text:style-name="P186">Dialog Bug</text:p>
      <text:p text:style-name="P185">Wenn man die Dialoge zu schnell durchläuft während man diagonal läuft kommt es zu einem Softock, da der Raycast vom Player nicht mehr auf das Interactable trifft. </text:p>
      <text:p text:style-name="P86"/>
      <text:p text:style-name="P121">Einzelne Leistungsnachweise <text:span text:style-name="T7">von Erwin </text:span><text:span text:style-name="T165">Oudomvylay </text:span><text:span text:style-name="T95">(</text:span><text:span text:style-name="T96">Cod</text:span><text:span text:style-name="T164">e</text:span><text:span text:style-name="T95">)</text:span></text:p>
      <text:p text:style-name="P28">Um das Coding hat sich Erwin gekümmert. <text:span text:style-name="T7">Alle Codes wurden mittels Visual Scripting erstellt. Alle Tutorials wurden als Referenz genommen und dann in eigener </text:span><text:span text:style-name="T93">Bolt Sprache</text:span><text:span text:style-name="T7"> verformt. Alle C# </text:span><text:span text:style-name="T36">Referenzen </text:span><text:span text:style-name="T7">wurden </text:span><text:span text:style-name="T36">danach </text:span><text:span text:style-name="T94">ins </text:span><text:span text:style-name="T7">Visual Scripting übersetzt.</text:span></text:p>
      <text:p text:style-name="P28"/>
      <text:p text:style-name="P127"><text:span text:style-name="T32">Einzelne Leistungsnachweise </text:span><text:span text:style-name="T33">von Thanh </text:span><text:span text:style-name="T35">Pham </text:span><text:span text:style-name="T34">(Art)</text:span></text:p>
      <text:p text:style-name="P29">Die Grafikauswahl <text:span text:style-name="T7">aller Assets</text:span>, <text:span text:style-name="T97">die</text:span> Layout<text:span text:style-name="T98">s</text:span> der Maps, die Tilemaps und die dazugehörigen Colli<text:span text:style-name="T272">sion </text:span><text:span text:style-name="T7">wurden von Thanh gemacht. Da es ein 2D Spiel ist, mussten viele </text:span><text:span text:style-name="T224">Layer</text:span><text:span text:style-name="T7"> für einzelne Tilemaps kreiert werden, damit diese dementsprechend passend im Spiel aussehen.</text:span></text:p>
      <text:p text:style-name="P29"/>
      <text:p text:style-name="P29"/>
      <text:p text:style-name="P122">Fazit</text:p>
      <text:p text:style-name="P33">Leider wurden kaum Game Over Bedingungen implementiert, was <text:span text:style-name="T40">eigentlich </text:span>die Message der Mechanic aussagen soll. Ein Feedback, dass, wenn man zu oft mit Soldaten redet, man bestraft wird. Oder wenn man sich weigert, <text:span text:style-name="T41">zur </text:span>Mine zu gehen und vom Weg abweicht, dass man eine Verwarnung bekommt und <text:span text:style-name="T66">bei </text:span>kontinulierliche<text:span text:style-name="T66">r</text:span> Flucht <text:span text:style-name="T67">man </text:span>eine<text:span text:style-name="T68">n</text:span> Game Over <text:span text:style-name="T68">bekommt</text:span>.</text:p>
      <text:p text:style-name="P59">Viel Bug fixing wurde betrieben wenn eine neue Mechanik implementiert wurde und nahm sehr viel Zeit weg.</text:p>
      <text:p text:style-name="P34">Dennoch hoffen wir, dass Ihr durch unser Prototyp eine Experience mitnehmen <text:span text:style-name="T106">könnt </text:span><text:span text:style-name="T69">und natürlich Spaß </text:span><text:span text:style-name="T106">hab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18:14.908000000</meta:creation-date>
    <dc:date>2024-02-09T15:57:35.369000000</dc:date>
    <meta:editing-duration>PT11H6M28S</meta:editing-duration>
    <meta:editing-cycles>771</meta:editing-cycles>
    <meta:generator>LibreOffice/7.6.2.1$Windows_X86_64 LibreOffice_project/56f7684011345957bbf33a7ee678afaf4d2ba333</meta:generator>
    <meta:document-statistic meta:table-count="0" meta:image-count="0" meta:object-count="0" meta:page-count="10" meta:paragraph-count="202" meta:word-count="3511" meta:character-count="22425" meta:non-whitespace-character-count="19109"/>
  </office:meta>
</office:document-meta>
</file>